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6.2988in" svg:height="3.5429in" svg:x="10.7283in" svg:y="0in">
            <draw:object draw:notify-on-update-of-ranges="Feuille1.A5:Feuille1.A35 Feuille1.B4:Feuille1.B4 Feuille1.B5:Feuille1.B35 Feuille1.A5:Feuille1.A35 Feuille1.C4:Feuille1.C4 Feuille1.C5:Feuille1.C35 Feuille1.A5:Feuille1.A35 Feuille1.H4:Feuille1.H4 Feuille1.H5:Feuille1.H35 Feuille1.A5:Feuille1.A35 Feuille1.I4:Feuille1.I4 Feuille1.I5:Feuille1.I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591in" svg:y="3.5732in">
            <draw:object draw:notify-on-update-of-ranges="Feuille1.A5:Feuille1.A35 Feuille1.J4:Feuille1.J4 Feuille1.J5:Feuille1.J35 Feuille1.A5:Feuille1.A35 Feuille1.K4:Feuille1.K4 Feuille1.K5:Feuille1.K35 Feuille1.A5:Feuille1.A35 Feuille1.L4:Feuille1.L4 Feuille1.L5:Feuille1.L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Résolution de y(t)' +y(t)² = 0 [y(0) = 1]</text:p>
          </table:table-cell>
          <table:table-cell table:style-name="Default" table:number-columns-repeated="3"/>
          <table:table-cell table:style-name="ce2" office:value-type="string" calcext:value-type="string">
            <text:p>Δt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olution théorique : y(t) = 1 / (1+t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y_theo(t)</text:p>
          </table:table-cell>
          <table:table-cell table:style-name="Default" office:value-type="string" calcext:value-type="string">
            <text:p>y_euler(t)</text:p>
          </table:table-cell>
          <table:table-cell table:style-name="Default" office:value-type="string" calcext:value-type="string">
            <text:p>K0</text:p>
          </table:table-cell>
          <table:table-cell table:style-name="Default" office:value-type="string" calcext:value-type="string">
            <text:p>K1</text:p>
          </table:table-cell>
          <table:table-cell table:style-name="Default" office:value-type="string" calcext:value-type="string">
            <text:p>K2</text:p>
          </table:table-cell>
          <table:table-cell table:style-name="Default" office:value-type="string" calcext:value-type="string">
            <text:p>K3</text:p>
          </table:table-cell>
          <table:table-cell table:style-name="Default" office:value-type="string" calcext:value-type="string">
            <text:p>y_rk2(t)</text:p>
          </table:table-cell>
          <table:table-cell table:style-name="Default" office:value-type="string" calcext:value-type="string">
            <text:p>y_rk4(t)</text:p>
          </table:table-cell>
          <table:table-cell table:style-name="Default" office:value-type="string" calcext:value-type="string">
            <text:p>err_euler(t)</text:p>
          </table:table-cell>
          <table:table-cell table:style-name="Default" office:value-type="string" calcext:value-type="string">
            <text:p>err_rk2(t)</text:p>
          </table:table-cell>
          <table:table-cell table:style-name="Default" office:value-type="string" calcext:value-type="string">
            <text:p>err_rk4(t)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1/(1+[.A5])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[.$F$1]*([.I5]*[.I5])*(-1)" office:value-type="float" office:value="-0.1" calcext:value-type="float">
            <text:p>-0.10</text:p>
          </table:table-cell>
          <table:table-cell table:formula="of:=[.$F$1]*([.I5]+[.D5]/2)^2*(-1)" office:value-type="float" office:value="-0.09025" calcext:value-type="float">
            <text:p>-0.09</text:p>
          </table:table-cell>
          <table:table-cell table:formula="of:=[.$F$1]*(([.I5]+[.E5]/2)^2)*(-1)" office:value-type="float" office:value="-0.0911786265625" calcext:value-type="float">
            <text:p>-0.09</text:p>
          </table:table-cell>
          <table:table-cell table:formula="of:=[.$F$1]*(([.I5]+[.F5])^2)*(-1)" office:value-type="float" office:value="-0.0825956288816824" calcext:value-type="float">
            <text:p>-0.08</text:p>
          </table:table-cell>
          <table:table-cell table:number-columns-repeated="2" office:value-type="float" office:value="1" calcext:value-type="float">
            <text:p>1.00</text:p>
          </table:table-cell>
          <table:table-cell table:formula="of:=[.C5]-[.B5]" office:value-type="float" office:value="0" calcext:value-type="float">
            <text:p>0.00000</text:p>
          </table:table-cell>
          <table:table-cell table:formula="of:=[.H5]-[.B5]" office:value-type="float" office:value="0" calcext:value-type="float">
            <text:p>0.00000</text:p>
          </table:table-cell>
          <table:table-cell table:formula="of:=[.I5]-[.B5]" office:value-type="float" office:value="0" calcext:value-type="float">
            <text:p>0.00000</text:p>
          </table:table-cell>
        </table:table-row>
        <table:table-row table:style-name="ro1">
          <table:table-cell table:formula="of:=[.A5]+[.$F$1]" office:value-type="float" office:value="0.1" calcext:value-type="float">
            <text:p>0.10</text:p>
          </table:table-cell>
          <table:table-cell table:formula="of:=1/(1+[.A6])" office:value-type="float" office:value="0.909090909090909" calcext:value-type="float">
            <text:p>0.91</text:p>
          </table:table-cell>
          <table:table-cell table:formula="of:=[.C5]+[.$F$1]*(-[.C5]*[.C5])" office:value-type="float" office:value="0.9" calcext:value-type="float">
            <text:p>0.90</text:p>
          </table:table-cell>
          <table:table-cell table:formula="of:=[.$F$1]*([.I6]*[.I6])*(-1)" office:value-type="float" office:value="-0.0826446785066923" calcext:value-type="float">
            <text:p>-0.08</text:p>
          </table:table-cell>
          <table:table-cell table:formula="of:=[.$F$1]*([.I6]+[.D6]/2)^2*(-1)" office:value-type="float" office:value="-0.0753022771960597" calcext:value-type="float">
            <text:p>-0.08</text:p>
          </table:table-cell>
          <table:table-cell table:formula="of:=[.$F$1]*(([.I6]+[.E6]/2)^2)*(-1)" office:value-type="float" office:value="-0.0759407756794967" calcext:value-type="float">
            <text:p>-0.08</text:p>
          </table:table-cell>
          <table:table-cell table:formula="of:=[.$F$1]*(([.I6]+[.F6])^2)*(-1)" office:value-type="float" office:value="-0.0694139606770801" calcext:value-type="float">
            <text:p>-0.07</text:p>
          </table:table-cell>
          <table:table-cell table:formula="of:=[.H5]+[.E5]" office:value-type="float" office:value="0.90975" calcext:value-type="float">
            <text:p>0.91</text:p>
          </table:table-cell>
          <table:table-cell table:formula="of:=[.I5]+(1/6)*([.D5]+2*[.E5]+2*[.F5]+[.G5])" office:value-type="float" office:value="0.90909118633222" calcext:value-type="float">
            <text:p>0.91</text:p>
          </table:table-cell>
          <table:table-cell table:formula="of:=[.C6]-[.B6]" office:value-type="float" office:value="-0.00909090909090904" calcext:value-type="float">
            <text:p>-0.00909</text:p>
          </table:table-cell>
          <table:table-cell table:formula="of:=[.H6]-[.B6]" office:value-type="float" office:value="0.000659090909090998" calcext:value-type="float">
            <text:p>0.00066</text:p>
          </table:table-cell>
          <table:table-cell table:formula="of:=[.I6]-[.B6]" office:value-type="float" office:value="0.000000277241310575604" calcext:value-type="float">
            <text:p>0.00000</text:p>
          </table:table-cell>
        </table:table-row>
        <table:table-row table:style-name="ro1">
          <table:table-cell table:formula="of:=[.A6]+[.$F$1]" office:value-type="float" office:value="0.2" calcext:value-type="float">
            <text:p>0.20</text:p>
          </table:table-cell>
          <table:table-cell table:formula="of:=1/(1+[.A7])" office:value-type="float" office:value="0.833333333333333" calcext:value-type="float">
            <text:p>0.83</text:p>
          </table:table-cell>
          <table:table-cell table:formula="of:=[.C6]+[.$F$1]*(-[.C6]*[.C6])" office:value-type="float" office:value="0.819" calcext:value-type="float">
            <text:p>0.82</text:p>
          </table:table-cell>
          <table:table-cell table:formula="of:=[.$F$1]*([.I7]*[.I7])*(-1)" office:value-type="float" office:value="-0.0694445103627499" calcext:value-type="float">
            <text:p>-0.07</text:p>
          </table:table-cell>
          <table:table-cell table:formula="of:=[.$F$1]*([.I7]+[.D7]/2)^2*(-1)" office:value-type="float" office:value="-0.0637780285864108" calcext:value-type="float">
            <text:p>-0.06</text:p>
          </table:table-cell>
          <table:table-cell table:formula="of:=[.$F$1]*(([.I7]+[.E7]/2)^2)*(-1)" office:value-type="float" office:value="-0.0642313630479918" calcext:value-type="float">
            <text:p>-0.06</text:p>
          </table:table-cell>
          <table:table-cell table:formula="of:=[.$F$1]*(([.I7]+[.F7])^2)*(-1)" office:value-type="float" office:value="-0.059151844907159" calcext:value-type="float">
            <text:p>-0.06</text:p>
          </table:table-cell>
          <table:table-cell table:formula="of:=[.H6]+[.E6]" office:value-type="float" office:value="0.83444772280394" calcext:value-type="float">
            <text:p>0.83</text:p>
          </table:table-cell>
          <table:table-cell table:formula="of:=[.I6]+(1/6)*([.D6]+2*[.E6]+2*[.F6]+[.G6])" office:value-type="float" office:value="0.833333728843072" calcext:value-type="float">
            <text:p>0.83</text:p>
          </table:table-cell>
          <table:table-cell table:formula="of:=[.C7]-[.B7]" office:value-type="float" office:value="-0.0143333333333334" calcext:value-type="float">
            <text:p>-0.01433</text:p>
          </table:table-cell>
          <table:table-cell table:formula="of:=[.H7]-[.B7]" office:value-type="float" office:value="0.00111438947060694" calcext:value-type="float">
            <text:p>0.00111</text:p>
          </table:table-cell>
          <table:table-cell table:formula="of:=[.I7]-[.B7]" office:value-type="float" office:value="0.000000395509738737587" calcext:value-type="float">
            <text:p>0.00000</text:p>
          </table:table-cell>
        </table:table-row>
        <table:table-row table:style-name="ro1">
          <table:table-cell table:formula="of:=[.A7]+[.$F$1]" office:value-type="float" office:value="0.3" calcext:value-type="float">
            <text:p>0.30</text:p>
          </table:table-cell>
          <table:table-cell table:formula="of:=1/(1+[.A8])" office:value-type="float" office:value="0.769230769230769" calcext:value-type="float">
            <text:p>0.77</text:p>
          </table:table-cell>
          <table:table-cell table:formula="of:=[.C7]+[.$F$1]*(-[.C7]*[.C7])" office:value-type="float" office:value="0.7519239" calcext:value-type="float">
            <text:p>0.75</text:p>
          </table:table-cell>
          <table:table-cell table:formula="of:=[.$F$1]*([.I8]*[.I8])*(-1)" office:value-type="float" office:value="-0.0591716647904655" calcext:value-type="float">
            <text:p>-0.06</text:p>
          </table:table-cell>
          <table:table-cell table:formula="of:=[.$F$1]*([.I8]+[.D8]/2)^2*(-1)" office:value-type="float" office:value="-0.0547075278329975" calcext:value-type="float">
            <text:p>-0.05</text:p>
          </table:table-cell>
          <table:table-cell table:formula="of:=[.$F$1]*(([.I8]+[.E8]/2)^2)*(-1)" office:value-type="float" office:value="-0.0550382138706296" calcext:value-type="float">
            <text:p>-0.06</text:p>
          </table:table-cell>
          <table:table-cell table:formula="of:=[.$F$1]*(([.I8]+[.F8])^2)*(-1)" office:value-type="float" office:value="-0.0510071629654301" calcext:value-type="float">
            <text:p>-0.05</text:p>
          </table:table-cell>
          <table:table-cell table:formula="of:=[.H7]+[.E7]" office:value-type="float" office:value="0.77066969421753" calcext:value-type="float">
            <text:p>0.77</text:p>
          </table:table-cell>
          <table:table-cell table:formula="of:=[.I7]+(1/6)*([.D7]+2*[.E7]+2*[.F7]+[.G7])" office:value-type="float" office:value="0.769231205753286" calcext:value-type="float">
            <text:p>0.77</text:p>
          </table:table-cell>
          <table:table-cell table:formula="of:=[.C8]-[.B8]" office:value-type="float" office:value="-0.0173068692307692" calcext:value-type="float">
            <text:p>-0.01731</text:p>
          </table:table-cell>
          <table:table-cell table:formula="of:=[.H8]-[.B8]" office:value-type="float" office:value="0.00143892498676035" calcext:value-type="float">
            <text:p>0.00144</text:p>
          </table:table-cell>
          <table:table-cell table:formula="of:=[.I8]-[.B8]" office:value-type="float" office:value="0.000000436522517244242" calcext:value-type="float">
            <text:p>0.00000</text:p>
          </table:table-cell>
        </table:table-row>
        <table:table-row table:style-name="ro1">
          <table:table-cell table:formula="of:=[.A8]+[.$F$1]" office:value-type="float" office:value="0.4" calcext:value-type="float">
            <text:p>0.40</text:p>
          </table:table-cell>
          <table:table-cell table:formula="of:=1/(1+[.A9])" office:value-type="float" office:value="0.714285714285714" calcext:value-type="float">
            <text:p>0.71</text:p>
          </table:table-cell>
          <table:table-cell table:formula="of:=[.C8]+[.$F$1]*(-[.C8]*[.C8])" office:value-type="float" office:value="0.695384944860879" calcext:value-type="float">
            <text:p>0.70</text:p>
          </table:table-cell>
          <table:table-cell table:formula="of:=[.$F$1]*([.I9]*[.I9])*(-1)" office:value-type="float" office:value="-0.0510204709642914" calcext:value-type="float">
            <text:p>-0.05</text:p>
          </table:table-cell>
          <table:table-cell table:formula="of:=[.$F$1]*([.I9]+[.D9]/2)^2*(-1)" office:value-type="float" office:value="-0.0474412265782387" calcext:value-type="float">
            <text:p>-0.05</text:p>
          </table:table-cell>
          <table:table-cell table:formula="of:=[.$F$1]*(([.I9]+[.E9]/2)^2)*(-1)" office:value-type="float" office:value="-0.04768807658692" calcext:value-type="float">
            <text:p>-0.05</text:p>
          </table:table-cell>
          <table:table-cell table:formula="of:=[.$F$1]*(([.I9]+[.F9])^2)*(-1)" office:value-type="float" office:value="-0.0444352996667845" calcext:value-type="float">
            <text:p>-0.04</text:p>
          </table:table-cell>
          <table:table-cell table:formula="of:=[.H8]+[.E8]" office:value-type="float" office:value="0.715962166384532" calcext:value-type="float">
            <text:p>0.72</text:p>
          </table:table-cell>
          <table:table-cell table:formula="of:=[.I8]+(1/6)*([.D8]+2*[.E8]+2*[.F8]+[.G8])" office:value-type="float" office:value="0.714286153892761" calcext:value-type="float">
            <text:p>0.71</text:p>
          </table:table-cell>
          <table:table-cell table:formula="of:=[.C9]-[.B9]" office:value-type="float" office:value="-0.0189007694248353" calcext:value-type="float">
            <text:p>-0.01890</text:p>
          </table:table-cell>
          <table:table-cell table:formula="of:=[.H9]-[.B9]" office:value-type="float" office:value="0.00167645209881773" calcext:value-type="float">
            <text:p>0.00168</text:p>
          </table:table-cell>
          <table:table-cell table:formula="of:=[.I9]-[.B9]" office:value-type="float" office:value="0.000000439607047098001" calcext:value-type="float">
            <text:p>0.00000</text:p>
          </table:table-cell>
        </table:table-row>
        <table:table-row table:style-name="ro1">
          <table:table-cell table:formula="of:=[.A9]+[.$F$1]" office:value-type="float" office:value="0.5" calcext:value-type="float">
            <text:p>0.50</text:p>
          </table:table-cell>
          <table:table-cell table:formula="of:=1/(1+[.A10])" office:value-type="float" office:value="0.666666666666667" calcext:value-type="float">
            <text:p>0.67</text:p>
          </table:table-cell>
          <table:table-cell table:formula="of:=[.C9]+[.$F$1]*(-[.C9]*[.C9])" office:value-type="float" office:value="0.647028922706962" calcext:value-type="float">
            <text:p>0.65</text:p>
          </table:table-cell>
          <table:table-cell table:formula="of:=[.$F$1]*([.I10]*[.I10])*(-1)" office:value-type="float" office:value="-0.0444445010310219" calcext:value-type="float">
            <text:p>-0.04</text:p>
          </table:table-cell>
          <table:table-cell table:formula="of:=[.$F$1]*([.I10]+[.D10]/2)^2*(-1)" office:value-type="float" office:value="-0.0415309152511968" calcext:value-type="float">
            <text:p>-0.04</text:p>
          </table:table-cell>
          <table:table-cell table:formula="of:=[.$F$1]*(([.I10]+[.E10]/2)^2)*(-1)" office:value-type="float" office:value="-0.0417188920080801" calcext:value-type="float">
            <text:p>-0.04</text:p>
          </table:table-cell>
          <table:table-cell table:formula="of:=[.$F$1]*(([.I10]+[.F10])^2)*(-1)" office:value-type="float" office:value="-0.0390560251505566" calcext:value-type="float">
            <text:p>-0.04</text:p>
          </table:table-cell>
          <table:table-cell table:formula="of:=[.H9]+[.E9]" office:value-type="float" office:value="0.668520939806293" calcext:value-type="float">
            <text:p>0.67</text:p>
          </table:table-cell>
          <table:table-cell table:formula="of:=[.I9]+(1/6)*([.D9]+2*[.E9]+2*[.F9]+[.G9])" office:value-type="float" office:value="0.666667091065863" calcext:value-type="float">
            <text:p>0.67</text:p>
          </table:table-cell>
          <table:table-cell table:formula="of:=[.C10]-[.B10]" office:value-type="float" office:value="-0.0196377439597044" calcext:value-type="float">
            <text:p>-0.01964</text:p>
          </table:table-cell>
          <table:table-cell table:formula="of:=[.H10]-[.B10]" office:value-type="float" office:value="0.00185427313962672" calcext:value-type="float">
            <text:p>0.00185</text:p>
          </table:table-cell>
          <table:table-cell table:formula="of:=[.I10]-[.B10]" office:value-type="float" office:value="0.000000424399195897429" calcext:value-type="float">
            <text:p>0.00000</text:p>
          </table:table-cell>
        </table:table-row>
        <table:table-row table:style-name="ro1">
          <table:table-cell table:formula="of:=[.A10]+[.$F$1]" office:value-type="float" office:value="0.6" calcext:value-type="float">
            <text:p>0.60</text:p>
          </table:table-cell>
          <table:table-cell table:formula="of:=1/(1+[.A11])" office:value-type="float" office:value="0.625" calcext:value-type="float">
            <text:p>0.63</text:p>
          </table:table-cell>
          <table:table-cell table:formula="of:=[.C10]+[.$F$1]*(-[.C10]*[.C10])" office:value-type="float" office:value="0.605164280025029" calcext:value-type="float">
            <text:p>0.61</text:p>
          </table:table-cell>
          <table:table-cell table:formula="of:=[.$F$1]*([.I11]*[.I11])*(-1)" office:value-type="float" office:value="-0.0390625501186628" calcext:value-type="float">
            <text:p>-0.04</text:p>
          </table:table-cell>
          <table:table-cell table:formula="of:=[.$F$1]*([.I11]+[.D11]/2)^2*(-1)" office:value-type="float" office:value="-0.036659286240581" calcext:value-type="float">
            <text:p>-0.04</text:p>
          </table:table-cell>
          <table:table-cell table:formula="of:=[.$F$1]*(([.I11]+[.E11]/2)^2)*(-1)" office:value-type="float" office:value="-0.0368049408404672" calcext:value-type="float">
            <text:p>-0.04</text:p>
          </table:table-cell>
          <table:table-cell table:formula="of:=[.$F$1]*(([.I11]+[.F11])^2)*(-1)" office:value-type="float" office:value="-0.0345973899292493" calcext:value-type="float">
            <text:p>-0.03</text:p>
          </table:table-cell>
          <table:table-cell table:formula="of:=[.H10]+[.E10]" office:value-type="float" office:value="0.626990024555097" calcext:value-type="float">
            <text:p>0.63</text:p>
          </table:table-cell>
          <table:table-cell table:formula="of:=[.I10]+(1/6)*([.D10]+2*[.E10]+2*[.F10]+[.G10])" office:value-type="float" office:value="0.625000400949174" calcext:value-type="float">
            <text:p>0.63</text:p>
          </table:table-cell>
          <table:table-cell table:formula="of:=[.C11]-[.B11]" office:value-type="float" office:value="-0.019835719974971" calcext:value-type="float">
            <text:p>-0.01984</text:p>
          </table:table-cell>
          <table:table-cell table:formula="of:=[.H11]-[.B11]" office:value-type="float" office:value="0.00199002455509656" calcext:value-type="float">
            <text:p>0.00199</text:p>
          </table:table-cell>
          <table:table-cell table:formula="of:=[.I11]-[.B11]" office:value-type="float" office:value="0.000000400949173862131" calcext:value-type="float">
            <text:p>0.00000</text:p>
          </table:table-cell>
        </table:table-row>
        <table:table-row table:style-name="ro1">
          <table:table-cell table:formula="of:=[.A11]+[.$F$1]" office:value-type="float" office:value="0.7" calcext:value-type="float">
            <text:p>0.70</text:p>
          </table:table-cell>
          <table:table-cell table:formula="of:=1/(1+[.A12])" office:value-type="float" office:value="0.588235294117647" calcext:value-type="float">
            <text:p>0.59</text:p>
          </table:table-cell>
          <table:table-cell table:formula="of:=[.C11]+[.$F$1]*(-[.C11]*[.C11])" office:value-type="float" office:value="0.568541899443208" calcext:value-type="float">
            <text:p>0.57</text:p>
          </table:table-cell>
          <table:table-cell table:formula="of:=[.$F$1]*([.I12]*[.I12])*(-1)" office:value-type="float" office:value="-0.0346021201790747" calcext:value-type="float">
            <text:p>-0.03</text:p>
          </table:table-cell>
          <table:table-cell table:formula="of:=[.$F$1]*([.I12]+[.D12]/2)^2*(-1)" office:value-type="float" office:value="-0.0325966327173116" calcext:value-type="float">
            <text:p>-0.03</text:p>
          </table:table-cell>
          <table:table-cell table:formula="of:=[.$F$1]*(([.I12]+[.E12]/2)^2)*(-1)" office:value-type="float" office:value="-0.0327112334866922" calcext:value-type="float">
            <text:p>-0.03</text:p>
          </table:table-cell>
          <table:table-cell table:formula="of:=[.$F$1]*(([.I12]+[.F12])^2)*(-1)" office:value-type="float" office:value="-0.0308607397986671" calcext:value-type="float">
            <text:p>-0.03</text:p>
          </table:table-cell>
          <table:table-cell table:formula="of:=[.H11]+[.E11]" office:value-type="float" office:value="0.590330738314516" calcext:value-type="float">
            <text:p>0.59</text:p>
          </table:table-cell>
          <table:table-cell table:formula="of:=[.I11]+(1/6)*([.D11]+2*[.E11]+2*[.F11]+[.G11])" office:value-type="float" office:value="0.588235668580839" calcext:value-type="float">
            <text:p>0.59</text:p>
          </table:table-cell>
          <table:table-cell table:formula="of:=[.C12]-[.B12]" office:value-type="float" office:value="-0.0196933946744393" calcext:value-type="float">
            <text:p>-0.01969</text:p>
          </table:table-cell>
          <table:table-cell table:formula="of:=[.H12]-[.B12]" office:value-type="float" office:value="0.00209544419686847" calcext:value-type="float">
            <text:p>0.00210</text:p>
          </table:table-cell>
          <table:table-cell table:formula="of:=[.I12]-[.B12]" office:value-type="float" office:value="0.000000374463192009955" calcext:value-type="float">
            <text:p>0.00000</text:p>
          </table:table-cell>
        </table:table-row>
        <table:table-row table:style-name="ro1">
          <table:table-cell table:formula="of:=[.A12]+[.$F$1]" office:value-type="float" office:value="0.8" calcext:value-type="float">
            <text:p>0.80</text:p>
          </table:table-cell>
          <table:table-cell table:formula="of:=1/(1+[.A13])" office:value-type="float" office:value="0.555555555555556" calcext:value-type="float">
            <text:p>0.56</text:p>
          </table:table-cell>
          <table:table-cell table:formula="of:=[.C12]+[.$F$1]*(-[.C12]*[.C12])" office:value-type="float" office:value="0.536217910300959" calcext:value-type="float">
            <text:p>0.54</text:p>
          </table:table-cell>
          <table:table-cell table:formula="of:=[.$F$1]*([.I13]*[.I13])*(-1)" office:value-type="float" office:value="-0.0308642361561717" calcext:value-type="float">
            <text:p>-0.03</text:p>
          </table:table-cell>
          <table:table-cell table:formula="of:=[.$F$1]*([.I13]+[.D13]/2)^2*(-1)" office:value-type="float" office:value="-0.0291733703236291" calcext:value-type="float">
            <text:p>-0.03</text:p>
          </table:table-cell>
          <table:table-cell table:formula="of:=[.$F$1]*(([.I13]+[.E13]/2)^2)*(-1)" office:value-type="float" office:value="-0.0292647694846685" calcext:value-type="float">
            <text:p>-0.03</text:p>
          </table:table-cell>
          <table:table-cell table:formula="of:=[.$F$1]*(([.I13]+[.F13])^2)*(-1)" office:value-type="float" office:value="-0.0276982357409701" calcext:value-type="float">
            <text:p>-0.03</text:p>
          </table:table-cell>
          <table:table-cell table:formula="of:=[.H12]+[.E12]" office:value-type="float" office:value="0.557734105597204" calcext:value-type="float">
            <text:p>0.56</text:p>
          </table:table-cell>
          <table:table-cell table:formula="of:=[.I12]+(1/6)*([.D12]+2*[.E12]+2*[.F12]+[.G12])" office:value-type="float" office:value="0.555555903183214" calcext:value-type="float">
            <text:p>0.56</text:p>
          </table:table-cell>
          <table:table-cell table:formula="of:=[.C13]-[.B13]" office:value-type="float" office:value="-0.0193376452545969" calcext:value-type="float">
            <text:p>-0.01934</text:p>
          </table:table-cell>
          <table:table-cell table:formula="of:=[.H13]-[.B13]" office:value-type="float" office:value="0.00217855004164835" calcext:value-type="float">
            <text:p>0.00218</text:p>
          </table:table-cell>
          <table:table-cell table:formula="of:=[.I13]-[.B13]" office:value-type="float" office:value="0.000000347627658658922" calcext:value-type="float">
            <text:p>0.00000</text:p>
          </table:table-cell>
        </table:table-row>
        <table:table-row table:style-name="ro1">
          <table:table-cell table:formula="of:=[.A13]+[.$F$1]" office:value-type="float" office:value="0.9" calcext:value-type="float">
            <text:p>0.90</text:p>
          </table:table-cell>
          <table:table-cell table:formula="of:=1/(1+[.A14])" office:value-type="float" office:value="0.526315789473684" calcext:value-type="float">
            <text:p>0.53</text:p>
          </table:table-cell>
          <table:table-cell table:formula="of:=[.C13]+[.$F$1]*(-[.C13]*[.C13])" office:value-type="float" office:value="0.507464945568206" calcext:value-type="float">
            <text:p>0.51</text:p>
          </table:table-cell>
          <table:table-cell table:formula="of:=[.$F$1]*([.I14]*[.I14])*(-1)" office:value-type="float" office:value="-0.0277008648976331" calcext:value-type="float">
            <text:p>-0.03</text:p>
          </table:table-cell>
          <table:table-cell table:formula="of:=[.$F$1]*([.I14]+[.D14]/2)^2*(-1)" office:value-type="float" office:value="-0.0262621071963771" calcext:value-type="float">
            <text:p>-0.03</text:p>
          </table:table-cell>
          <table:table-cell table:formula="of:=[.$F$1]*(([.I14]+[.E14]/2)^2)*(-1)" office:value-type="float" office:value="-0.0263358903411727" calcext:value-type="float">
            <text:p>-0.03</text:p>
          </table:table-cell>
          <table:table-cell table:formula="of:=[.$F$1]*(([.I14]+[.F14])^2)*(-1)" office:value-type="float" office:value="-0.0249980221314297" calcext:value-type="float">
            <text:p>-0.02</text:p>
          </table:table-cell>
          <table:table-cell table:formula="of:=[.H13]+[.E13]" office:value-type="float" office:value="0.528560735273575" calcext:value-type="float">
            <text:p>0.53</text:p>
          </table:table-cell>
          <table:table-cell table:formula="of:=[.I13]+(1/6)*([.D13]+2*[.E13]+2*[.F13]+[.G13])" office:value-type="float" office:value="0.526316111264258" calcext:value-type="float">
            <text:p>0.53</text:p>
          </table:table-cell>
          <table:table-cell table:formula="of:=[.C14]-[.B14]" office:value-type="float" office:value="-0.0188508439054782" calcext:value-type="float">
            <text:p>-0.01885</text:p>
          </table:table-cell>
          <table:table-cell table:formula="of:=[.H14]-[.B14]" office:value-type="float" office:value="0.00224494579989065" calcext:value-type="float">
            <text:p>0.00224</text:p>
          </table:table-cell>
          <table:table-cell table:formula="of:=[.I14]-[.B14]" office:value-type="float" office:value="0.000000321790573964975" calcext:value-type="float">
            <text:p>0.00000</text:p>
          </table:table-cell>
        </table:table-row>
        <table:table-row table:style-name="ro1">
          <table:table-cell table:formula="of:=[.A14]+[.$F$1]" office:value-type="float" office:value="1" calcext:value-type="float">
            <text:p>1.00</text:p>
          </table:table-cell>
          <table:table-cell table:formula="of:=1/(1+[.A15])" office:value-type="float" office:value="0.5" calcext:value-type="float">
            <text:p>0.50</text:p>
          </table:table-cell>
          <table:table-cell table:formula="of:=[.C14]+[.$F$1]*(-[.C14]*[.C14])" office:value-type="float" office:value="0.481712878470152" calcext:value-type="float">
            <text:p>0.48</text:p>
          </table:table-cell>
          <table:table-cell table:formula="of:=[.$F$1]*([.I15]*[.I15])*(-1)" office:value-type="float" office:value="-0.025000029758032" calcext:value-type="float">
            <text:p>-0.03</text:p>
          </table:table-cell>
          <table:table-cell table:formula="of:=[.$F$1]*([.I15]+[.D15]/2)^2*(-1)" office:value-type="float" office:value="-0.0237656525633765" calcext:value-type="float">
            <text:p>-0.02</text:p>
          </table:table-cell>
          <table:table-cell table:formula="of:=[.$F$1]*(([.I15]+[.E15]/2)^2)*(-1)" office:value-type="float" office:value="-0.0238258665786884" calcext:value-type="float">
            <text:p>-0.02</text:p>
          </table:table-cell>
          <table:table-cell table:formula="of:=[.$F$1]*(([.I15]+[.F15])^2)*(-1)" office:value-type="float" office:value="-0.0226742088739643" calcext:value-type="float">
            <text:p>-0.02</text:p>
          </table:table-cell>
          <table:table-cell table:formula="of:=[.H14]+[.E14]" office:value-type="float" office:value="0.502298628077198" calcext:value-type="float">
            <text:p>0.50</text:p>
          </table:table-cell>
          <table:table-cell table:formula="of:=[.I14]+(1/6)*([.D14]+2*[.E14]+2*[.F14]+[.G14])" office:value-type="float" office:value="0.500000297580231" calcext:value-type="float">
            <text:p>0.50</text:p>
          </table:table-cell>
          <table:table-cell table:formula="of:=[.C15]-[.B15]" office:value-type="float" office:value="-0.0182871215298482" calcext:value-type="float">
            <text:p>-0.01829</text:p>
          </table:table-cell>
          <table:table-cell table:formula="of:=[.H15]-[.B15]" office:value-type="float" office:value="0.00229862807719772" calcext:value-type="float">
            <text:p>0.00230</text:p>
          </table:table-cell>
          <table:table-cell table:formula="of:=[.I15]-[.B15]" office:value-type="float" office:value="0.00000029758023101234" calcext:value-type="float">
            <text:p>0.00000</text:p>
          </table:table-cell>
        </table:table-row>
        <table:table-row table:style-name="ro1">
          <table:table-cell table:formula="of:=[.A15]+[.$F$1]" office:value-type="float" office:value="1.1" calcext:value-type="float">
            <text:p>1.10</text:p>
          </table:table-cell>
          <table:table-cell table:formula="of:=1/(1+[.A16])" office:value-type="float" office:value="0.476190476190476" calcext:value-type="float">
            <text:p>0.48</text:p>
          </table:table-cell>
          <table:table-cell table:formula="of:=[.C15]+[.$F$1]*(-[.C15]*[.C15])" office:value-type="float" office:value="0.458508148741752" calcext:value-type="float">
            <text:p>0.46</text:p>
          </table:table-cell>
          <table:table-cell table:formula="of:=[.$F$1]*([.I16]*[.I16])*(-1)" office:value-type="float" office:value="-0.0226757631745128" calcext:value-type="float">
            <text:p>-0.02</text:p>
          </table:table-cell>
          <table:table-cell table:formula="of:=[.$F$1]*([.I16]+[.D16]/2)^2*(-1)" office:value-type="float" office:value="-0.0216088190598751" calcext:value-type="float">
            <text:p>-0.02</text:p>
          </table:table-cell>
          <table:table-cell table:formula="of:=[.$F$1]*(([.I16]+[.E16]/2)^2)*(-1)" office:value-type="float" office:value="-0.0216584447224835" calcext:value-type="float">
            <text:p>-0.02</text:p>
          </table:table-cell>
          <table:table-cell table:formula="of:=[.$F$1]*(([.I16]+[.F16])^2)*(-1)" office:value-type="float" office:value="-0.0206599617838623" calcext:value-type="float">
            <text:p>-0.02</text:p>
          </table:table-cell>
          <table:table-cell table:formula="of:=[.H15]+[.E15]" office:value-type="float" office:value="0.478532975513821" calcext:value-type="float">
            <text:p>0.48</text:p>
          </table:table-cell>
          <table:table-cell table:formula="of:=[.I15]+(1/6)*([.D15]+2*[.E15]+2*[.F15]+[.G15])" office:value-type="float" office:value="0.476190751427543" calcext:value-type="float">
            <text:p>0.48</text:p>
          </table:table-cell>
          <table:table-cell table:formula="of:=[.C16]-[.B16]" office:value-type="float" office:value="-0.0176823274487244" calcext:value-type="float">
            <text:p>-0.01768</text:p>
          </table:table-cell>
          <table:table-cell table:formula="of:=[.H16]-[.B16]" office:value-type="float" office:value="0.00234249932334496" calcext:value-type="float">
            <text:p>0.00234</text:p>
          </table:table-cell>
          <table:table-cell table:formula="of:=[.I16]-[.B16]" office:value-type="float" office:value="0.000000275237067082212" calcext:value-type="float">
            <text:p>0.00000</text:p>
          </table:table-cell>
        </table:table-row>
        <table:table-row table:style-name="ro1">
          <table:table-cell table:formula="of:=[.A16]+[.$F$1]" office:value-type="float" office:value="1.2" calcext:value-type="float">
            <text:p>1.20</text:p>
          </table:table-cell>
          <table:table-cell table:formula="of:=1/(1+[.A17])" office:value-type="float" office:value="0.454545454545455" calcext:value-type="float">
            <text:p>0.45</text:p>
          </table:table-cell>
          <table:table-cell table:formula="of:=[.C16]+[.$F$1]*(-[.C16]*[.C16])" office:value-type="float" office:value="0.437485176495493" calcext:value-type="float">
            <text:p>0.44</text:p>
          </table:table-cell>
          <table:table-cell table:formula="of:=[.$F$1]*([.I17]*[.I17])*(-1)" office:value-type="float" office:value="-0.0206611801879732" calcext:value-type="float">
            <text:p>-0.02</text:p>
          </table:table-cell>
          <table:table-cell table:formula="of:=[.$F$1]*([.I17]+[.D17]/2)^2*(-1)" office:value-type="float" office:value="-0.0197327072167071" calcext:value-type="float">
            <text:p>-0.02</text:p>
          </table:table-cell>
          <table:table-cell table:formula="of:=[.$F$1]*(([.I17]+[.E17]/2)^2)*(-1)" office:value-type="float" office:value="-0.0197739729414234" calcext:value-type="float">
            <text:p>-0.02</text:p>
          </table:table-cell>
          <table:table-cell table:formula="of:=[.$F$1]*(([.I17]+[.F17])^2)*(-1)" office:value-type="float" office:value="-0.0189026462771348" calcext:value-type="float">
            <text:p>-0.02</text:p>
          </table:table-cell>
          <table:table-cell table:formula="of:=[.H16]+[.E16]" office:value-type="float" office:value="0.456924156453946" calcext:value-type="float">
            <text:p>0.46</text:p>
          </table:table-cell>
          <table:table-cell table:formula="of:=[.I16]+(1/6)*([.D16]+2*[.E16]+2*[.F16]+[.G16])" office:value-type="float" office:value="0.454545709340361" calcext:value-type="float">
            <text:p>0.45</text:p>
          </table:table-cell>
          <table:table-cell table:formula="of:=[.C17]-[.B17]" office:value-type="float" office:value="-0.0170602780499615" calcext:value-type="float">
            <text:p>-0.01706</text:p>
          </table:table-cell>
          <table:table-cell table:formula="of:=[.H17]-[.B17]" office:value-type="float" office:value="0.0023787019084916" calcext:value-type="float">
            <text:p>0.00238</text:p>
          </table:table-cell>
          <table:table-cell table:formula="of:=[.I17]-[.B17]" office:value-type="float" office:value="0.000000254794906784372" calcext:value-type="float">
            <text:p>0.00000</text:p>
          </table:table-cell>
        </table:table-row>
        <table:table-row table:style-name="ro1">
          <table:table-cell table:formula="of:=[.A17]+[.$F$1]" office:value-type="float" office:value="1.3" calcext:value-type="float">
            <text:p>1.30</text:p>
          </table:table-cell>
          <table:table-cell table:formula="of:=1/(1+[.A18])" office:value-type="float" office:value="0.434782608695652" calcext:value-type="float">
            <text:p>0.43</text:p>
          </table:table-cell>
          <table:table-cell table:formula="of:=[.C17]+[.$F$1]*(-[.C17]*[.C17])" office:value-type="float" office:value="0.418345848530164" calcext:value-type="float">
            <text:p>0.42</text:p>
          </table:table-cell>
          <table:table-cell table:formula="of:=[.$F$1]*([.I18]*[.I18])*(-1)" office:value-type="float" office:value="-0.0189036122199163" calcext:value-type="float">
            <text:p>-0.02</text:p>
          </table:table-cell>
          <table:table-cell table:formula="of:=[.$F$1]*([.I18]+[.D18]/2)^2*(-1)" office:value-type="float" office:value="-0.0180906492538481" calcext:value-type="float">
            <text:p>-0.02</text:p>
          </table:table-cell>
          <table:table-cell table:formula="of:=[.$F$1]*(([.I18]+[.E18]/2)^2)*(-1)" office:value-type="float" office:value="-0.0181252436148513" calcext:value-type="float">
            <text:p>-0.02</text:p>
          </table:table-cell>
          <table:table-cell table:formula="of:=[.$F$1]*(([.I18]+[.F18])^2)*(-1)" office:value-type="float" office:value="-0.0173603556689361" calcext:value-type="float">
            <text:p>-0.02</text:p>
          </table:table-cell>
          <table:table-cell table:formula="of:=[.H17]+[.E17]" office:value-type="float" office:value="0.437191449237239" calcext:value-type="float">
            <text:p>0.44</text:p>
          </table:table-cell>
          <table:table-cell table:formula="of:=[.I17]+(1/6)*([.D17]+2*[.E17]+2*[.F17]+[.G17])" office:value-type="float" office:value="0.4347828448768" calcext:value-type="float">
            <text:p>0.43</text:p>
          </table:table-cell>
          <table:table-cell table:formula="of:=[.C18]-[.B18]" office:value-type="float" office:value="-0.0164367601654885" calcext:value-type="float">
            <text:p>-0.01644</text:p>
          </table:table-cell>
          <table:table-cell table:formula="of:=[.H18]-[.B18]" office:value-type="float" office:value="0.0024088405415868" calcext:value-type="float">
            <text:p>0.00241</text:p>
          </table:table-cell>
          <table:table-cell table:formula="of:=[.I18]-[.B18]" office:value-type="float" office:value="0.000000236181147639236" calcext:value-type="float">
            <text:p>0.00000</text:p>
          </table:table-cell>
        </table:table-row>
        <table:table-row table:style-name="ro1">
          <table:table-cell table:formula="of:=[.A18]+[.$F$1]" office:value-type="float" office:value="1.4" calcext:value-type="float">
            <text:p>1.40</text:p>
          </table:table-cell>
          <table:table-cell table:formula="of:=1/(1+[.A19])" office:value-type="float" office:value="0.416666666666667" calcext:value-type="float">
            <text:p>0.42</text:p>
          </table:table-cell>
          <table:table-cell table:formula="of:=[.C18]+[.$F$1]*(-[.C18]*[.C18])" office:value-type="float" office:value="0.400844523631921" calcext:value-type="float">
            <text:p>0.40</text:p>
          </table:table-cell>
          <table:table-cell table:formula="of:=[.$F$1]*([.I19]*[.I19])*(-1)" office:value-type="float" office:value="-0.017361129383818" calcext:value-type="float">
            <text:p>-0.02</text:p>
          </table:table-cell>
          <table:table-cell table:formula="of:=[.$F$1]*([.I19]+[.D19]/2)^2*(-1)" office:value-type="float" office:value="-0.0166452838324809" calcext:value-type="float">
            <text:p>-0.02</text:p>
          </table:table-cell>
          <table:table-cell table:formula="of:=[.$F$1]*(([.I19]+[.E19]/2)^2)*(-1)" office:value-type="float" office:value="-0.0166745021626594" calcext:value-type="float">
            <text:p>-0.02</text:p>
          </table:table-cell>
          <table:table-cell table:formula="of:=[.$F$1]*(([.I19]+[.F19])^2)*(-1)" office:value-type="float" office:value="-0.0159993907079152" calcext:value-type="float">
            <text:p>-0.02</text:p>
          </table:table-cell>
          <table:table-cell table:formula="of:=[.H18]+[.E18]" office:value-type="float" office:value="0.419100799983391" calcext:value-type="float">
            <text:p>0.42</text:p>
          </table:table-cell>
          <table:table-cell table:formula="of:=[.I18]+(1/6)*([.D18]+2*[.E18]+2*[.F18]+[.G18])" office:value-type="float" office:value="0.416666885939091" calcext:value-type="float">
            <text:p>0.42</text:p>
          </table:table-cell>
          <table:table-cell table:formula="of:=[.C19]-[.B19]" office:value-type="float" office:value="-0.0158221430347452" calcext:value-type="float">
            <text:p>-0.01582</text:p>
          </table:table-cell>
          <table:table-cell table:formula="of:=[.H19]-[.B19]" office:value-type="float" office:value="0.00243413331672432" calcext:value-type="float">
            <text:p>0.00243</text:p>
          </table:table-cell>
          <table:table-cell table:formula="of:=[.I19]-[.B19]" office:value-type="float" office:value="0.000000219272424661909" calcext:value-type="float">
            <text:p>0.00000</text:p>
          </table:table-cell>
        </table:table-row>
        <table:table-row table:style-name="ro1">
          <table:table-cell table:formula="of:=[.A19]+[.$F$1]" office:value-type="float" office:value="1.5" calcext:value-type="float">
            <text:p>1.50</text:p>
          </table:table-cell>
          <table:table-cell table:formula="of:=1/(1+[.A20])" office:value-type="float" office:value="0.4" calcext:value-type="float">
            <text:p>0.40</text:p>
          </table:table-cell>
          <table:table-cell table:formula="of:=[.C19]+[.$F$1]*(-[.C19]*[.C19])" office:value-type="float" office:value="0.384776890419351" calcext:value-type="float">
            <text:p>0.38</text:p>
          </table:table-cell>
          <table:table-cell table:formula="of:=[.$F$1]*([.I20]*[.I20])*(-1)" office:value-type="float" office:value="-0.0160000163140379" calcext:value-type="float">
            <text:p>-0.02</text:p>
          </table:table-cell>
          <table:table-cell table:formula="of:=[.$F$1]*([.I20]+[.D20]/2)^2*(-1)" office:value-type="float" office:value="-0.0153664153482467" calcext:value-type="float">
            <text:p>-0.02</text:p>
          </table:table-cell>
          <table:table-cell table:formula="of:=[.$F$1]*(([.I20]+[.E20]/2)^2)*(-1)" office:value-type="float" office:value="-0.0153912625547642" calcext:value-type="float">
            <text:p>-0.02</text:p>
          </table:table-cell>
          <table:table-cell table:formula="of:=[.$F$1]*(([.I20]+[.F20])^2)*(-1)" office:value-type="float" office:value="-0.0147924037782258" calcext:value-type="float">
            <text:p>-0.01</text:p>
          </table:table-cell>
          <table:table-cell table:formula="of:=[.H19]+[.E19]" office:value-type="float" office:value="0.40245551615091" calcext:value-type="float">
            <text:p>0.40</text:p>
          </table:table-cell>
          <table:table-cell table:formula="of:=[.I19]+(1/6)*([.D19]+2*[.E19]+2*[.F19]+[.G19])" office:value-type="float" office:value="0.400000203925422" calcext:value-type="float">
            <text:p>0.40</text:p>
          </table:table-cell>
          <table:table-cell table:formula="of:=[.C20]-[.B20]" office:value-type="float" office:value="-0.0152231095806488" calcext:value-type="float">
            <text:p>-0.01522</text:p>
          </table:table-cell>
          <table:table-cell table:formula="of:=[.H20]-[.B20]" office:value-type="float" office:value="0.00245551615091" calcext:value-type="float">
            <text:p>0.00246</text:p>
          </table:table-cell>
          <table:table-cell table:formula="of:=[.I20]-[.B20]" office:value-type="float" office:value="0.000000203925422326279" calcext:value-type="float">
            <text:p>0.00000</text:p>
          </table:table-cell>
        </table:table-row>
        <table:table-row table:style-name="ro1">
          <table:table-cell table:formula="of:=[.A20]+[.$F$1]" office:value-type="float" office:value="1.6" calcext:value-type="float">
            <text:p>1.60</text:p>
          </table:table-cell>
          <table:table-cell table:formula="of:=1/(1+[.A21])" office:value-type="float" office:value="0.384615384615384" calcext:value-type="float">
            <text:p>0.38</text:p>
          </table:table-cell>
          <table:table-cell table:formula="of:=[.C20]+[.$F$1]*(-[.C20]*[.C20])" office:value-type="float" office:value="0.369971564879273" calcext:value-type="float">
            <text:p>0.37</text:p>
          </table:table-cell>
          <table:table-cell table:formula="of:=[.$F$1]*([.I21]*[.I21])*(-1)" office:value-type="float" office:value="-0.0147929140231843" calcext:value-type="float">
            <text:p>-0.01</text:p>
          </table:table-cell>
          <table:table-cell table:formula="of:=[.$F$1]*([.I21]+[.D21]/2)^2*(-1)" office:value-type="float" office:value="-0.0142294262680998" calcext:value-type="float">
            <text:p>-0.01</text:p>
          </table:table-cell>
          <table:table-cell table:formula="of:=[.$F$1]*(([.I21]+[.E21]/2)^2)*(-1)" office:value-type="float" office:value="-0.0142506900414361" calcext:value-type="float">
            <text:p>-0.01</text:p>
          </table:table-cell>
          <table:table-cell table:formula="of:=[.$F$1]*(([.I21]+[.F21])^2)*(-1)" office:value-type="float" office:value="-0.0137170147720776" calcext:value-type="float">
            <text:p>-0.01</text:p>
          </table:table-cell>
          <table:table-cell table:formula="of:=[.H20]+[.E20]" office:value-type="float" office:value="0.387089100802663" calcext:value-type="float">
            <text:p>0.39</text:p>
          </table:table-cell>
          <table:table-cell table:formula="of:=[.I20]+(1/6)*([.D20]+2*[.E20]+2*[.F20]+[.G20])" office:value-type="float" office:value="0.384615574609041" calcext:value-type="float">
            <text:p>0.38</text:p>
          </table:table-cell>
          <table:table-cell table:formula="of:=[.C21]-[.B21]" office:value-type="float" office:value="-0.0146438197361118" calcext:value-type="float">
            <text:p>-0.01464</text:p>
          </table:table-cell>
          <table:table-cell table:formula="of:=[.H21]-[.B21]" office:value-type="float" office:value="0.00247371618727882" calcext:value-type="float">
            <text:p>0.00247</text:p>
          </table:table-cell>
          <table:table-cell table:formula="of:=[.I21]-[.B21]" office:value-type="float" office:value="0.000000189993656918297" calcext:value-type="float">
            <text:p>0.00000</text:p>
          </table:table-cell>
        </table:table-row>
        <table:table-row table:style-name="ro1">
          <table:table-cell table:formula="of:=[.A21]+[.$F$1]" office:value-type="float" office:value="1.7" calcext:value-type="float">
            <text:p>1.70</text:p>
          </table:table-cell>
          <table:table-cell table:formula="of:=1/(1+[.A22])" office:value-type="float" office:value="0.37037037037037" calcext:value-type="float">
            <text:p>0.37</text:p>
          </table:table-cell>
          <table:table-cell table:formula="of:=[.C21]+[.$F$1]*(-[.C21]*[.C21])" office:value-type="float" office:value="0.356283668997351" calcext:value-type="float">
            <text:p>0.36</text:p>
          </table:table-cell>
          <table:table-cell table:formula="of:=[.$F$1]*([.I22]*[.I22])*(-1)" office:value-type="float" office:value="-0.0137174342608526" calcext:value-type="float">
            <text:p>-0.01</text:p>
          </table:table-cell>
          <table:table-cell table:formula="of:=[.$F$1]*([.I22]+[.D22]/2)^2*(-1)" office:value-type="float" office:value="-0.0132140850968879" calcext:value-type="float">
            <text:p>-0.01</text:p>
          </table:table-cell>
          <table:table-cell table:formula="of:=[.$F$1]*(([.I22]+[.E22]/2)^2)*(-1)" office:value-type="float" office:value="-0.0132323887684986" calcext:value-type="float">
            <text:p>-0.01</text:p>
          </table:table-cell>
          <table:table-cell table:formula="of:=[.$F$1]*(([.I22]+[.F22])^2)*(-1)" office:value-type="float" office:value="-0.0127547664569734" calcext:value-type="float">
            <text:p>-0.01</text:p>
          </table:table-cell>
          <table:table-cell table:formula="of:=[.H21]+[.E21]" office:value-type="float" office:value="0.372859674534563" calcext:value-type="float">
            <text:p>0.37</text:p>
          </table:table-cell>
          <table:table-cell table:formula="of:=[.I21]+(1/6)*([.D21]+2*[.E21]+2*[.F21]+[.G21])" office:value-type="float" office:value="0.370370547706652" calcext:value-type="float">
            <text:p>0.37</text:p>
          </table:table-cell>
          <table:table-cell table:formula="of:=[.C22]-[.B22]" office:value-type="float" office:value="-0.0140867013730194" calcext:value-type="float">
            <text:p>-0.01409</text:p>
          </table:table-cell>
          <table:table-cell table:formula="of:=[.H22]-[.B22]" office:value-type="float" office:value="0.00248930416419318" calcext:value-type="float">
            <text:p>0.00249</text:p>
          </table:table-cell>
          <table:table-cell table:formula="of:=[.I22]-[.B22]" office:value-type="float" office:value="0.00000017733628215888" calcext:value-type="float">
            <text:p>0.00000</text:p>
          </table:table-cell>
        </table:table-row>
        <table:table-row table:style-name="ro1">
          <table:table-cell table:formula="of:=[.A22]+[.$F$1]" office:value-type="float" office:value="1.8" calcext:value-type="float">
            <text:p>1.80</text:p>
          </table:table-cell>
          <table:table-cell table:formula="of:=1/(1+[.A23])" office:value-type="float" office:value="0.357142857142857" calcext:value-type="float">
            <text:p>0.36</text:p>
          </table:table-cell>
          <table:table-cell table:formula="of:=[.C22]+[.$F$1]*(-[.C22]*[.C22])" office:value-type="float" office:value="0.34358986371793" calcext:value-type="float">
            <text:p>0.34</text:p>
          </table:table-cell>
          <table:table-cell table:formula="of:=[.$F$1]*([.I23]*[.I23])*(-1)" office:value-type="float" office:value="-0.0127551138852735" calcext:value-type="float">
            <text:p>-0.01</text:p>
          </table:table-cell>
          <table:table-cell table:formula="of:=[.$F$1]*([.I23]+[.D23]/2)^2*(-1)" office:value-type="float" office:value="-0.012303641215404" calcext:value-type="float">
            <text:p>-0.01</text:p>
          </table:table-cell>
          <table:table-cell table:formula="of:=[.$F$1]*(([.I23]+[.E23]/2)^2)*(-1)" office:value-type="float" office:value="-0.0123194824132376" calcext:value-type="float">
            <text:p>-0.01</text:p>
          </table:table-cell>
          <table:table-cell table:formula="of:=[.$F$1]*(([.I23]+[.F23])^2)*(-1)" office:value-type="float" office:value="-0.0118903274118804" calcext:value-type="float">
            <text:p>-0.01</text:p>
          </table:table-cell>
          <table:table-cell table:formula="of:=[.H22]+[.E22]" office:value-type="float" office:value="0.359645589437676" calcext:value-type="float">
            <text:p>0.36</text:p>
          </table:table-cell>
          <table:table-cell table:formula="of:=[.I22]+(1/6)*([.D22]+2*[.E22]+2*[.F22]+[.G22])" office:value-type="float" office:value="0.357143022965219" calcext:value-type="float">
            <text:p>0.36</text:p>
          </table:table-cell>
          <table:table-cell table:formula="of:=[.C23]-[.B23]" office:value-type="float" office:value="-0.0135529934249274" calcext:value-type="float">
            <text:p>-0.01355</text:p>
          </table:table-cell>
          <table:table-cell table:formula="of:=[.H23]-[.B23]" office:value-type="float" office:value="0.00250273229481862" calcext:value-type="float">
            <text:p>0.00250</text:p>
          </table:table-cell>
          <table:table-cell table:formula="of:=[.I23]-[.B23]" office:value-type="float" office:value="0.000000165822362285795" calcext:value-type="float">
            <text:p>0.00000</text:p>
          </table:table-cell>
        </table:table-row>
        <table:table-row table:style-name="ro1">
          <table:table-cell table:formula="of:=[.A23]+[.$F$1]" office:value-type="float" office:value="1.9" calcext:value-type="float">
            <text:p>1.90</text:p>
          </table:table-cell>
          <table:table-cell table:formula="of:=1/(1+[.A24])" office:value-type="float" office:value="0.344827586206896" calcext:value-type="float">
            <text:p>0.34</text:p>
          </table:table-cell>
          <table:table-cell table:formula="of:=[.C23]+[.$F$1]*(-[.C23]*[.C23])" office:value-type="float" office:value="0.331784464272959" calcext:value-type="float">
            <text:p>0.33</text:p>
          </table:table-cell>
          <table:table-cell table:formula="of:=[.$F$1]*([.I24]*[.I24])*(-1)" office:value-type="float" office:value="-0.0118906171335218" calcext:value-type="float">
            <text:p>-0.01</text:p>
          </table:table-cell>
          <table:table-cell table:formula="of:=[.$F$1]*([.I24]+[.D24]/2)^2*(-1)" office:value-type="float" office:value="-0.0114841303377509" calcext:value-type="float">
            <text:p>-0.01</text:p>
          </table:table-cell>
          <table:table-cell table:formula="of:=[.$F$1]*(([.I24]+[.E24]/2)^2)*(-1)" office:value-type="float" office:value="-0.011497909591971" calcext:value-type="float">
            <text:p>-0.01</text:p>
          </table:table-cell>
          <table:table-cell table:formula="of:=[.$F$1]*(([.I24]+[.F24])^2)*(-1)" office:value-type="float" office:value="-0.0111108776866154" calcext:value-type="float">
            <text:p>-0.01</text:p>
          </table:table-cell>
          <table:table-cell table:formula="of:=[.H23]+[.E23]" office:value-type="float" office:value="0.347341948222272" calcext:value-type="float">
            <text:p>0.35</text:p>
          </table:table-cell>
          <table:table-cell table:formula="of:=[.I23]+(1/6)*([.D23]+2*[.E23]+2*[.F23]+[.G23])" office:value-type="float" office:value="0.34482774153948" calcext:value-type="float">
            <text:p>0.34</text:p>
          </table:table-cell>
          <table:table-cell table:formula="of:=[.C24]-[.B24]" office:value-type="float" office:value="-0.0130431219339375" calcext:value-type="float">
            <text:p>-0.01304</text:p>
          </table:table-cell>
          <table:table-cell table:formula="of:=[.H24]-[.B24]" office:value-type="float" office:value="0.00251436201537519" calcext:value-type="float">
            <text:p>0.00251</text:p>
          </table:table-cell>
          <table:table-cell table:formula="of:=[.I24]-[.B24]" office:value-type="float" office:value="0.00000015533258329592" calcext:value-type="float">
            <text:p>0.00000</text:p>
          </table:table-cell>
        </table:table-row>
        <table:table-row table:style-name="ro1">
          <table:table-cell table:formula="of:=[.A24]+[.$F$1]" office:value-type="float" office:value="2" calcext:value-type="float">
            <text:p>2.00</text:p>
          </table:table-cell>
          <table:table-cell table:formula="of:=1/(1+[.A25])" office:value-type="float" office:value="0.333333333333333" calcext:value-type="float">
            <text:p>0.33</text:p>
          </table:table-cell>
          <table:table-cell table:formula="of:=[.C24]+[.$F$1]*(-[.C24]*[.C24])" office:value-type="float" office:value="0.32077637119967" calcext:value-type="float">
            <text:p>0.32</text:p>
          </table:table-cell>
          <table:table-cell table:formula="of:=[.$F$1]*([.I25]*[.I25])*(-1)" office:value-type="float" office:value="-0.0111111208284165" calcext:value-type="float">
            <text:p>-0.01</text:p>
          </table:table-cell>
          <table:table-cell table:formula="of:=[.$F$1]*([.I25]+[.D25]/2)^2*(-1)" office:value-type="float" office:value="-0.0107438363973324" calcext:value-type="float">
            <text:p>-0.01</text:p>
          </table:table-cell>
          <table:table-cell table:formula="of:=[.$F$1]*(([.I25]+[.E25]/2)^2)*(-1)" office:value-type="float" office:value="-0.0107558785424171" calcext:value-type="float">
            <text:p>-0.01</text:p>
          </table:table-cell>
          <table:table-cell table:formula="of:=[.$F$1]*(([.I25]+[.F25])^2)*(-1)" office:value-type="float" office:value="-0.0104056308376896" calcext:value-type="float">
            <text:p>-0.01</text:p>
          </table:table-cell>
          <table:table-cell table:formula="of:=[.H24]+[.E24]" office:value-type="float" office:value="0.335857817884521" calcext:value-type="float">
            <text:p>0.34</text:p>
          </table:table-cell>
          <table:table-cell table:formula="of:=[.I24]+(1/6)*([.D24]+2*[.E24]+2*[.F24]+[.G24])" office:value-type="float" office:value="0.333333479092883" calcext:value-type="float">
            <text:p>0.33</text:p>
          </table:table-cell>
          <table:table-cell table:formula="of:=[.C25]-[.B25]" office:value-type="float" office:value="-0.0125569621336636" calcext:value-type="float">
            <text:p>-0.01256</text:p>
          </table:table-cell>
          <table:table-cell table:formula="of:=[.H25]-[.B25]" office:value-type="float" office:value="0.00252448455118753" calcext:value-type="float">
            <text:p>0.00252</text:p>
          </table:table-cell>
          <table:table-cell table:formula="of:=[.I25]-[.B25]" office:value-type="float" office:value="0.000000145759549707858" calcext:value-type="float">
            <text:p>0.00000</text:p>
          </table:table-cell>
        </table:table-row>
        <table:table-row table:style-name="ro1">
          <table:table-cell table:formula="of:=[.A25]+[.$F$1]" office:value-type="float" office:value="2.1" calcext:value-type="float">
            <text:p>2.10</text:p>
          </table:table-cell>
          <table:table-cell table:formula="of:=1/(1+[.A26])" office:value-type="float" office:value="0.32258064516129" calcext:value-type="float">
            <text:p>0.32</text:p>
          </table:table-cell>
          <table:table-cell table:formula="of:=[.C25]+[.$F$1]*(-[.C25]*[.C25])" office:value-type="float" office:value="0.310486623167667" calcext:value-type="float">
            <text:p>0.31</text:p>
          </table:table-cell>
          <table:table-cell table:formula="of:=[.$F$1]*([.I26]*[.I26])*(-1)" office:value-type="float" office:value="-0.0104058361024516" calcext:value-type="float">
            <text:p>-0.01</text:p>
          </table:table-cell>
          <table:table-cell table:formula="of:=[.$F$1]*([.I26]+[.D26]/2)^2*(-1)" office:value-type="float" office:value="-0.0100728708631716" calcext:value-type="float">
            <text:p>-0.01</text:p>
          </table:table-cell>
          <table:table-cell table:formula="of:=[.$F$1]*(([.I26]+[.E26]/2)^2)*(-1)" office:value-type="float" office:value="-0.0100834412144647" calcext:value-type="float">
            <text:p>-0.01</text:p>
          </table:table-cell>
          <table:table-cell table:formula="of:=[.$F$1]*(([.I26]+[.F26])^2)*(-1)" office:value-type="float" office:value="-0.00976545881034148" calcext:value-type="float">
            <text:p>-0.01</text:p>
          </table:table-cell>
          <table:table-cell table:formula="of:=[.H25]+[.E25]" office:value-type="float" office:value="0.325113981487188" calcext:value-type="float">
            <text:p>0.33</text:p>
          </table:table-cell>
          <table:table-cell table:formula="of:=[.I25]+(1/6)*([.D25]+2*[.E25]+2*[.F25]+[.G25])" office:value-type="float" office:value="0.322580782168615" calcext:value-type="float">
            <text:p>0.32</text:p>
          </table:table-cell>
          <table:table-cell table:formula="of:=[.C26]-[.B26]" office:value-type="float" office:value="-0.0120940219936235" calcext:value-type="float">
            <text:p>-0.01209</text:p>
          </table:table-cell>
          <table:table-cell table:formula="of:=[.H26]-[.B26]" office:value-type="float" office:value="0.00253333632589814" calcext:value-type="float">
            <text:p>0.00253</text:p>
          </table:table-cell>
          <table:table-cell table:formula="of:=[.I26]-[.B26]" office:value-type="float" office:value="0.000000137007325207161" calcext:value-type="float">
            <text:p>0.00000</text:p>
          </table:table-cell>
        </table:table-row>
        <table:table-row table:style-name="ro1">
          <table:table-cell table:formula="of:=[.A26]+[.$F$1]" office:value-type="float" office:value="2.2" calcext:value-type="float">
            <text:p>2.20</text:p>
          </table:table-cell>
          <table:table-cell table:formula="of:=1/(1+[.A27])" office:value-type="float" office:value="0.3125" calcext:value-type="float">
            <text:p>0.31</text:p>
          </table:table-cell>
          <table:table-cell table:formula="of:=[.C26]+[.$F$1]*(-[.C26]*[.C26])" office:value-type="float" office:value="0.300846428851061" calcext:value-type="float">
            <text:p>0.30</text:p>
          </table:table-cell>
          <table:table-cell table:formula="of:=[.$F$1]*([.I27]*[.I27])*(-1)" office:value-type="float" office:value="-0.00976563306191445" calcext:value-type="float">
            <text:p>-0.01</text:p>
          </table:table-cell>
          <table:table-cell table:formula="of:=[.$F$1]*([.I27]+[.D27]/2)^2*(-1)" office:value-type="float" office:value="-0.00946284109248963" calcext:value-type="float">
            <text:p>-0.01</text:p>
          </table:table-cell>
          <table:table-cell table:formula="of:=[.$F$1]*(([.I27]+[.E27]/2)^2)*(-1)" office:value-type="float" office:value="-0.00947215778975093" calcext:value-type="float">
            <text:p>-0.01</text:p>
          </table:table-cell>
          <table:table-cell table:formula="of:=[.$F$1]*(([.I27]+[.F27])^2)*(-1)" office:value-type="float" office:value="-0.00918259513301054" calcext:value-type="float">
            <text:p>-0.01</text:p>
          </table:table-cell>
          <table:table-cell table:formula="of:=[.H26]+[.E26]" office:value-type="float" office:value="0.315041110624017" calcext:value-type="float">
            <text:p>0.32</text:p>
          </table:table-cell>
          <table:table-cell table:formula="of:=[.I26]+(1/6)*([.D26]+2*[.E26]+2*[.F26]+[.G26])" office:value-type="float" office:value="0.312500128990604" calcext:value-type="float">
            <text:p>0.31</text:p>
          </table:table-cell>
          <table:table-cell table:formula="of:=[.C27]-[.B27]" office:value-type="float" office:value="-0.0116535711489392" calcext:value-type="float">
            <text:p>-0.01165</text:p>
          </table:table-cell>
          <table:table-cell table:formula="of:=[.H27]-[.B27]" office:value-type="float" office:value="0.00254111062401685" calcext:value-type="float">
            <text:p>0.00254</text:p>
          </table:table-cell>
          <table:table-cell table:formula="of:=[.I27]-[.B27]" office:value-type="float" office:value="0.000000128990604586487" calcext:value-type="float">
            <text:p>0.00000</text:p>
          </table:table-cell>
        </table:table-row>
        <table:table-row table:style-name="ro1">
          <table:table-cell table:formula="of:=[.A27]+[.$F$1]" office:value-type="float" office:value="2.3" calcext:value-type="float">
            <text:p>2.30</text:p>
          </table:table-cell>
          <table:table-cell table:formula="of:=1/(1+[.A28])" office:value-type="float" office:value="0.303030303030303" calcext:value-type="float">
            <text:p>0.30</text:p>
          </table:table-cell>
          <table:table-cell table:formula="of:=[.C27]+[.$F$1]*(-[.C27]*[.C27])" office:value-type="float" office:value="0.291795571475817" calcext:value-type="float">
            <text:p>0.29</text:p>
          </table:table-cell>
          <table:table-cell table:formula="of:=[.$F$1]*([.I28]*[.I28])*(-1)" office:value-type="float" office:value="-0.00918274382720665" calcext:value-type="float">
            <text:p>-0.01</text:p>
          </table:table-cell>
          <table:table-cell table:formula="of:=[.$F$1]*([.I28]+[.D28]/2)^2*(-1)" office:value-type="float" office:value="-0.00890658682065761" calcext:value-type="float">
            <text:p>-0.01</text:p>
          </table:table-cell>
          <table:table-cell table:formula="of:=[.$F$1]*(([.I28]+[.E28]/2)^2)*(-1)" office:value-type="float" office:value="-0.0089148303307694" calcext:value-type="float">
            <text:p>-0.01</text:p>
          </table:table-cell>
          <table:table-cell table:formula="of:=[.$F$1]*(([.I28]+[.F28])^2)*(-1)" office:value-type="float" office:value="-0.00865039828300112" calcext:value-type="float">
            <text:p>-0.01</text:p>
          </table:table-cell>
          <table:table-cell table:formula="of:=[.H27]+[.E27]" office:value-type="float" office:value="0.305578269531527" calcext:value-type="float">
            <text:p>0.31</text:p>
          </table:table-cell>
          <table:table-cell table:formula="of:=[.I27]+(1/6)*([.D27]+2*[.E27]+2*[.F27]+[.G27])" office:value-type="float" office:value="0.303030424664037" calcext:value-type="float">
            <text:p>0.30</text:p>
          </table:table-cell>
          <table:table-cell table:formula="of:=[.C28]-[.B28]" office:value-type="float" office:value="-0.0112347315544859" calcext:value-type="float">
            <text:p>-0.01123</text:p>
          </table:table-cell>
          <table:table-cell table:formula="of:=[.H28]-[.B28]" office:value-type="float" office:value="0.00254796650122419" calcext:value-type="float">
            <text:p>0.00255</text:p>
          </table:table-cell>
          <table:table-cell table:formula="of:=[.I28]-[.B28]" office:value-type="float" office:value="0.000000121633733862758" calcext:value-type="float">
            <text:p>0.00000</text:p>
          </table:table-cell>
        </table:table-row>
        <table:table-row table:style-name="ro1">
          <table:table-cell table:formula="of:=[.A28]+[.$F$1]" office:value-type="float" office:value="2.4" calcext:value-type="float">
            <text:p>2.40</text:p>
          </table:table-cell>
          <table:table-cell table:formula="of:=1/(1+[.A29])" office:value-type="float" office:value="0.294117647058823" calcext:value-type="float">
            <text:p>0.29</text:p>
          </table:table-cell>
          <table:table-cell table:formula="of:=[.C28]+[.$F$1]*(-[.C28]*[.C28])" office:value-type="float" office:value="0.283281105922527" calcext:value-type="float">
            <text:p>0.28</text:p>
          </table:table-cell>
          <table:table-cell table:formula="of:=[.$F$1]*([.I29]*[.I29])*(-1)" office:value-type="float" office:value="-0.00865052578818454" calcext:value-type="float">
            <text:p>-0.01</text:p>
          </table:table-cell>
          <table:table-cell table:formula="of:=[.$F$1]*([.I29]+[.D29]/2)^2*(-1)" office:value-type="float" office:value="-0.00839796924966226" calcext:value-type="float">
            <text:p>-0.01</text:p>
          </table:table-cell>
          <table:table-cell table:formula="of:=[.$F$1]*(([.I29]+[.E29]/2)^2)*(-1)" office:value-type="float" office:value="-0.00840528974332698" calcext:value-type="float">
            <text:p>-0.01</text:p>
          </table:table-cell>
          <table:table-cell table:formula="of:=[.$F$1]*(([.I29]+[.F29])^2)*(-1)" office:value-type="float" office:value="-0.00816316167621785" calcext:value-type="float">
            <text:p>-0.01</text:p>
          </table:table-cell>
          <table:table-cell table:formula="of:=[.H28]+[.E28]" office:value-type="float" office:value="0.29667168271087" calcext:value-type="float">
            <text:p>0.30</text:p>
          </table:table-cell>
          <table:table-cell table:formula="of:=[.I28]+(1/6)*([.D28]+2*[.E28]+2*[.F28]+[.G28])" office:value-type="float" office:value="0.294117761928527" calcext:value-type="float">
            <text:p>0.29</text:p>
          </table:table-cell>
          <table:table-cell table:formula="of:=[.C29]-[.B29]" office:value-type="float" office:value="-0.0108365411362963" calcext:value-type="float">
            <text:p>-0.01084</text:p>
          </table:table-cell>
          <table:table-cell table:formula="of:=[.H29]-[.B29]" office:value-type="float" office:value="0.00255403565204609" calcext:value-type="float">
            <text:p>0.00255</text:p>
          </table:table-cell>
          <table:table-cell table:formula="of:=[.I29]-[.B29]" office:value-type="float" office:value="0.000000114869703082832" calcext:value-type="float">
            <text:p>0.00000</text:p>
          </table:table-cell>
        </table:table-row>
        <table:table-row table:style-name="ro1">
          <table:table-cell table:formula="of:=[.A29]+[.$F$1]" office:value-type="float" office:value="2.5" calcext:value-type="float">
            <text:p>2.50</text:p>
          </table:table-cell>
          <table:table-cell table:formula="of:=1/(1+[.A30])" office:value-type="float" office:value="0.285714285714286" calcext:value-type="float">
            <text:p>0.29</text:p>
          </table:table-cell>
          <table:table-cell table:formula="of:=[.C29]+[.$F$1]*(-[.C29]*[.C29])" office:value-type="float" office:value="0.275256287425258" calcext:value-type="float">
            <text:p>0.28</text:p>
          </table:table-cell>
          <table:table-cell table:formula="of:=[.$F$1]*([.I30]*[.I30])*(-1)" office:value-type="float" office:value="-0.00816327151407662" calcext:value-type="float">
            <text:p>-0.01</text:p>
          </table:table-cell>
          <table:table-cell table:formula="of:=[.$F$1]*([.I30]+[.D30]/2)^2*(-1)" office:value-type="float" office:value="-0.00793170107146321" calcext:value-type="float">
            <text:p>-0.01</text:p>
          </table:table-cell>
          <table:table-cell table:formula="of:=[.$F$1]*(([.I30]+[.E30]/2)^2)*(-1)" office:value-type="float" office:value="-0.00793822419434122" calcext:value-type="float">
            <text:p>-0.01</text:p>
          </table:table-cell>
          <table:table-cell table:formula="of:=[.$F$1]*(([.I30]+[.F30])^2)*(-1)" office:value-type="float" office:value="-0.00771596007082694" calcext:value-type="float">
            <text:p>-0.01</text:p>
          </table:table-cell>
          <table:table-cell table:formula="of:=[.H29]+[.E29]" office:value-type="float" office:value="0.288273713461207" calcext:value-type="float">
            <text:p>0.29</text:p>
          </table:table-cell>
          <table:table-cell table:formula="of:=[.I29]+(1/6)*([.D29]+2*[.E29]+2*[.F29]+[.G29])" office:value-type="float" office:value="0.285714394353463" calcext:value-type="float">
            <text:p>0.29</text:p>
          </table:table-cell>
          <table:table-cell table:formula="of:=[.C30]-[.B30]" office:value-type="float" office:value="-0.0104579982890274" calcext:value-type="float">
            <text:p>-0.01046</text:p>
          </table:table-cell>
          <table:table-cell table:formula="of:=[.H30]-[.B30]" office:value-type="float" office:value="0.00255942774692169" calcext:value-type="float">
            <text:p>0.00256</text:p>
          </table:table-cell>
          <table:table-cell table:formula="of:=[.I30]-[.B30]" office:value-type="float" office:value="0.000000108639177431868" calcext:value-type="float">
            <text:p>0.00000</text:p>
          </table:table-cell>
        </table:table-row>
        <table:table-row table:style-name="ro1">
          <table:table-cell table:formula="of:=[.A30]+[.$F$1]" office:value-type="float" office:value="2.6" calcext:value-type="float">
            <text:p>2.60</text:p>
          </table:table-cell>
          <table:table-cell table:formula="of:=1/(1+[.A31])" office:value-type="float" office:value="0.277777777777778" calcext:value-type="float">
            <text:p>0.28</text:p>
          </table:table-cell>
          <table:table-cell table:formula="of:=[.C30]+[.$F$1]*(-[.C30]*[.C30])" office:value-type="float" office:value="0.267679685048545" calcext:value-type="float">
            <text:p>0.27</text:p>
          </table:table-cell>
          <table:table-cell table:formula="of:=[.$F$1]*([.I31]*[.I31])*(-1)" office:value-type="float" office:value="-0.00771605509880599" calcext:value-type="float">
            <text:p>-0.01</text:p>
          </table:table-cell>
          <table:table-cell table:formula="of:=[.$F$1]*([.I31]+[.D31]/2)^2*(-1)" office:value-type="float" office:value="-0.00750320859321728" calcext:value-type="float">
            <text:p>-0.01</text:p>
          </table:table-cell>
          <table:table-cell table:formula="of:=[.$F$1]*(([.I31]+[.E31]/2)^2)*(-1)" office:value-type="float" office:value="-0.00750904001416291" calcext:value-type="float">
            <text:p>-0.01</text:p>
          </table:table-cell>
          <table:table-cell table:formula="of:=[.$F$1]*(([.I31]+[.F31])^2)*(-1)" office:value-type="float" office:value="-0.00730452462280328" calcext:value-type="float">
            <text:p>-0.01</text:p>
          </table:table-cell>
          <table:table-cell table:formula="of:=[.H30]+[.E30]" office:value-type="float" office:value="0.280342012389744" calcext:value-type="float">
            <text:p>0.28</text:p>
          </table:table-cell>
          <table:table-cell table:formula="of:=[.I30]+(1/6)*([.D30]+2*[.E30]+2*[.F30]+[.G30])" office:value-type="float" office:value="0.277777880667378" calcext:value-type="float">
            <text:p>0.28</text:p>
          </table:table-cell>
          <table:table-cell table:formula="of:=[.C31]-[.B31]" office:value-type="float" office:value="-0.0100980927292331" calcext:value-type="float">
            <text:p>-0.01010</text:p>
          </table:table-cell>
          <table:table-cell table:formula="of:=[.H31]-[.B31]" office:value-type="float" office:value="0.00256423461196648" calcext:value-type="float">
            <text:p>0.00256</text:p>
          </table:table-cell>
          <table:table-cell table:formula="of:=[.I31]-[.B31]" office:value-type="float" office:value="0.000000102889600006595" calcext:value-type="float">
            <text:p>0.00000</text:p>
          </table:table-cell>
        </table:table-row>
        <table:table-row table:style-name="ro1">
          <table:table-cell table:formula="of:=[.A31]+[.$F$1]" office:value-type="float" office:value="2.7" calcext:value-type="float">
            <text:p>2.70</text:p>
          </table:table-cell>
          <table:table-cell table:formula="of:=1/(1+[.A32])" office:value-type="float" office:value="0.27027027027027" calcext:value-type="float">
            <text:p>0.27</text:p>
          </table:table-cell>
          <table:table-cell table:formula="of:=[.C31]+[.$F$1]*(-[.C31]*[.C31])" office:value-type="float" office:value="0.260514443669776" calcext:value-type="float">
            <text:p>0.26</text:p>
          </table:table-cell>
          <table:table-cell table:formula="of:=[.$F$1]*([.I32]*[.I32])*(-1)" office:value-type="float" office:value="-0.00730460717348821" calcext:value-type="float">
            <text:p>-0.01</text:p>
          </table:table-cell>
          <table:table-cell table:formula="of:=[.$F$1]*([.I32]+[.D32]/2)^2*(-1)" office:value-type="float" office:value="-0.00710851921886325" calcext:value-type="float">
            <text:p>-0.01</text:p>
          </table:table-cell>
          <table:table-cell table:formula="of:=[.$F$1]*(([.I32]+[.E32]/2)^2)*(-1)" office:value-type="float" office:value="-0.00711374823921404" calcext:value-type="float">
            <text:p>-0.01</text:p>
          </table:table-cell>
          <table:table-cell table:formula="of:=[.$F$1]*(([.I32]+[.F32])^2)*(-1)" office:value-type="float" office:value="-0.00692514064421598" calcext:value-type="float">
            <text:p>-0.01</text:p>
          </table:table-cell>
          <table:table-cell table:formula="of:=[.H31]+[.E31]" office:value-type="float" office:value="0.272838803796527" calcext:value-type="float">
            <text:p>0.27</text:p>
          </table:table-cell>
          <table:table-cell table:formula="of:=[.I31]+(1/6)*([.D31]+2*[.E31]+2*[.F31]+[.G31])" office:value-type="float" office:value="0.270270367844649" calcext:value-type="float">
            <text:p>0.27</text:p>
          </table:table-cell>
          <table:table-cell table:formula="of:=[.C32]-[.B32]" office:value-type="float" office:value="-0.0097558266004944" calcext:value-type="float">
            <text:p>-0.00976</text:p>
          </table:table-cell>
          <table:table-cell table:formula="of:=[.H32]-[.B32]" office:value-type="float" office:value="0.00256853352625669" calcext:value-type="float">
            <text:p>0.00257</text:p>
          </table:table-cell>
          <table:table-cell table:formula="of:=[.I32]-[.B32]" office:value-type="float" office:value="0.0000000975743792430706" calcext:value-type="float">
            <text:p>0.00000</text:p>
          </table:table-cell>
        </table:table-row>
        <table:table-row table:style-name="ro1">
          <table:table-cell table:formula="of:=[.A32]+[.$F$1]" office:value-type="float" office:value="2.8" calcext:value-type="float">
            <text:p>2.80</text:p>
          </table:table-cell>
          <table:table-cell table:formula="of:=1/(1+[.A33])" office:value-type="float" office:value="0.263157894736842" calcext:value-type="float">
            <text:p>0.26</text:p>
          </table:table-cell>
          <table:table-cell table:formula="of:=[.C32]+[.$F$1]*(-[.C32]*[.C32])" office:value-type="float" office:value="0.253727666133718" calcext:value-type="float">
            <text:p>0.25</text:p>
          </table:table-cell>
          <table:table-cell table:formula="of:=[.$F$1]*([.I33]*[.I33])*(-1)" office:value-type="float" office:value="-0.00692521263266324" calcext:value-type="float">
            <text:p>-0.01</text:p>
          </table:table-cell>
          <table:table-cell table:formula="of:=[.$F$1]*([.I33]+[.D33]/2)^2*(-1)" office:value-type="float" office:value="-0.00674416909504817" calcext:value-type="float">
            <text:p>-0.01</text:p>
          </table:table-cell>
          <table:table-cell table:formula="of:=[.$F$1]*(([.I33]+[.E33]/2)^2)*(-1)" office:value-type="float" office:value="-0.0067488715315164" calcext:value-type="float">
            <text:p>-0.01</text:p>
          </table:table-cell>
          <table:table-cell table:formula="of:=[.$F$1]*(([.I33]+[.F33])^2)*(-1)" office:value-type="float" office:value="-0.00657456346948197" calcext:value-type="float">
            <text:p>-0.01</text:p>
          </table:table-cell>
          <table:table-cell table:formula="of:=[.H32]+[.E32]" office:value-type="float" office:value="0.265730284577664" calcext:value-type="float">
            <text:p>0.27</text:p>
          </table:table-cell>
          <table:table-cell table:formula="of:=[.I32]+(1/6)*([.D32]+2*[.E32]+2*[.F32]+[.G32])" office:value-type="float" office:value="0.263157987389006" calcext:value-type="float">
            <text:p>0.26</text:p>
          </table:table-cell>
          <table:table-cell table:formula="of:=[.C33]-[.B33]" office:value-type="float" office:value="-0.00943022860312354" calcext:value-type="float">
            <text:p>-0.00943</text:p>
          </table:table-cell>
          <table:table-cell table:formula="of:=[.H33]-[.B33]" office:value-type="float" office:value="0.00257238984082159" calcext:value-type="float">
            <text:p>0.00257</text:p>
          </table:table-cell>
          <table:table-cell table:formula="of:=[.I33]-[.B33]" office:value-type="float" office:value="0.0000000926521642741207" calcext:value-type="float">
            <text:p>0.00000</text:p>
          </table:table-cell>
        </table:table-row>
        <table:table-row table:style-name="ro1">
          <table:table-cell table:formula="of:=[.A33]+[.$F$1]" office:value-type="float" office:value="2.9" calcext:value-type="float">
            <text:p>2.90</text:p>
          </table:table-cell>
          <table:table-cell table:formula="of:=1/(1+[.A34])" office:value-type="float" office:value="0.256410256410256" calcext:value-type="float">
            <text:p>0.26</text:p>
          </table:table-cell>
          <table:table-cell table:formula="of:=[.C33]+[.$F$1]*(-[.C33]*[.C33])" office:value-type="float" office:value="0.247289893277552" calcext:value-type="float">
            <text:p>0.25</text:p>
          </table:table-cell>
          <table:table-cell table:formula="of:=[.$F$1]*([.I34]*[.I34])*(-1)" office:value-type="float" office:value="-0.00657462647647936" calcext:value-type="float">
            <text:p>-0.01</text:p>
          </table:table-cell>
          <table:table-cell table:formula="of:=[.$F$1]*([.I34]+[.D34]/2)^2*(-1)" office:value-type="float" office:value="-0.00640712689533503" calcext:value-type="float">
            <text:p>-0.01</text:p>
          </table:table-cell>
          <table:table-cell table:formula="of:=[.$F$1]*(([.I34]+[.E34]/2)^2)*(-1)" office:value-type="float" office:value="-0.00641136739690914" calcext:value-type="float">
            <text:p>-0.01</text:p>
          </table:table-cell>
          <table:table-cell table:formula="of:=[.$F$1]*(([.I34]+[.F34])^2)*(-1)" office:value-type="float" office:value="-0.00624994885508221" calcext:value-type="float">
            <text:p>-0.01</text:p>
          </table:table-cell>
          <table:table-cell table:formula="of:=[.H33]+[.E33]" office:value-type="float" office:value="0.258986115482615" calcext:value-type="float">
            <text:p>0.26</text:p>
          </table:table-cell>
          <table:table-cell table:formula="of:=[.I33]+(1/6)*([.D33]+2*[.E33]+2*[.F33]+[.G33])" office:value-type="float" office:value="0.256410344496461" calcext:value-type="float">
            <text:p>0.26</text:p>
          </table:table-cell>
          <table:table-cell table:formula="of:=[.C34]-[.B34]" office:value-type="float" office:value="-0.0091203631327042" calcext:value-type="float">
            <text:p>-0.00912</text:p>
          </table:table-cell>
          <table:table-cell table:formula="of:=[.H34]-[.B34]" office:value-type="float" office:value="0.00257585907235913" calcext:value-type="float">
            <text:p>0.00258</text:p>
          </table:table-cell>
          <table:table-cell table:formula="of:=[.I34]-[.B34]" office:value-type="float" office:value="0.0000000880862042751396" calcext:value-type="float">
            <text:p>0.00000</text:p>
          </table:table-cell>
        </table:table-row>
        <table:table-row table:style-name="ro1">
          <table:table-cell table:formula="of:=[.A34]+[.$F$1]" office:value-type="float" office:value="3" calcext:value-type="float">
            <text:p>3.00</text:p>
          </table:table-cell>
          <table:table-cell table:formula="of:=1/(1+[.A35])" office:value-type="float" office:value="0.25" calcext:value-type="float">
            <text:p>0.25</text:p>
          </table:table-cell>
          <table:table-cell table:formula="of:=[.C34]+[.$F$1]*(-[.C34]*[.C34])" office:value-type="float" office:value="0.24117466414583" calcext:value-type="float">
            <text:p>0.24</text:p>
          </table:table-cell>
          <table:table-cell table:formula="of:=[.$F$1]*([.I35]*[.I35])*(-1)" office:value-type="float" office:value="-0.00625000419218999" calcext:value-type="float">
            <text:p>-0.01</text:p>
          </table:table-cell>
          <table:table-cell table:formula="of:=[.$F$1]*([.I35]+[.D35]/2)^2*(-1)" office:value-type="float" office:value="-0.00609473059879289" calcext:value-type="float">
            <text:p>-0.01</text:p>
          </table:table-cell>
          <table:table-cell table:formula="of:=[.$F$1]*(([.I35]+[.E35]/2)^2)*(-1)" office:value-type="float" office:value="-0.00609856451964643" calcext:value-type="float">
            <text:p>-0.01</text:p>
          </table:table-cell>
          <table:table-cell table:formula="of:=[.$F$1]*(([.I35]+[.F35])^2)*(-1)" office:value-type="float" office:value="-0.00594879511286235" calcext:value-type="float">
            <text:p>-0.01</text:p>
          </table:table-cell>
          <table:table-cell table:formula="of:=[.H34]+[.E34]" office:value-type="float" office:value="0.25257898858728" calcext:value-type="float">
            <text:p>0.25</text:p>
          </table:table-cell>
          <table:table-cell table:formula="of:=[.I34]+(1/6)*([.D34]+2*[.E34]+2*[.F34]+[.G34])" office:value-type="float" office:value="0.250000083843786" calcext:value-type="float">
            <text:p>0.25</text:p>
          </table:table-cell>
          <table:table-cell table:formula="of:=[.C35]-[.B35]" office:value-type="float" office:value="-0.00882533585417006" calcext:value-type="float">
            <text:p>-0.00883</text:p>
          </table:table-cell>
          <table:table-cell table:formula="of:=[.H35]-[.B35]" office:value-type="float" office:value="0.00257898858728056" calcext:value-type="float">
            <text:p>0.00258</text:p>
          </table:table-cell>
          <table:table-cell table:formula="of:=[.I35]-[.B35]" office:value-type="float" office:value="0.0000000838437857475505" calcext:value-type="float">
            <text:p>0.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10:48:47.838265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21:00:50.123824974</meta:creation-date>
    <meta:generator>LibreOffice/4.3.6.2$Linux_X86_64 LibreOffice_project/430$Build-2</meta:generator>
    <dc:date>2015-02-28T11:37:50.184386413</dc:date>
    <meta:editing-duration>PT1H1M24S</meta:editing-duration>
    <meta:editing-cycles>16</meta:editing-cycles>
    <meta:document-statistic meta:table-count="1" meta:cell-count="3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3.233cm" svg:y="0.516cm" style:legend-expansion="custom" chartooo:width="1.974cm" chartooo:height="2.092cm" style:legend-expansion-aspect-ratio="0.943594646271511" chart:style-name="ch2"/>
        <chart:plot-area chart:style-name="ch3" table:cell-range-address="Feuille1.A5:Feuille1.C35 Feuille1.B4:Feuille1.C4 Feuille1.H4:Feuille1.I35" chart:data-source-has-labels="row" svg:x="1.331cm" svg:y="0.18cm" svg:width="14.349cm" svg:height="7.659cm">
          <chartooo:coordinate-region svg:x="2.243cm" svg:y="0.38cm" svg:width="13.105cm" svg:height="6.812cm"/>
          <chart:axis chart:dimension="x" chart:name="primary-x" chart:style-name="ch4">
            <chart:title svg:x="8.408cm" svg:y="8.019cm" chart:style-name="ch5">
              <text:p>t</text:p>
            </chart:title>
            <chart:grid chart:style-name="ch6" chart:class="major"/>
          </chart:axis>
          <chart:axis chart:dimension="y" chart:name="primary-y" chart:style-name="ch4">
            <chart:title svg:x="0.451cm" svg:y="4.278cm" chart:style-name="ch7">
              <text:p>y(t)</text:p>
            </chart:title>
            <chart:grid chart:style-name="ch6" chart:class="major"/>
          </chart:axis>
          <chart:series chart:style-name="ch8" chart:values-cell-range-address="Feuille1.B5:Feuille1.B35" chart:label-cell-address="Feuille1.B4:Feuille1.B4" chart:class="chart:scatter">
            <chart:domain table:cell-range-address="Feuille1.A5:Feuille1.A35"/>
            <chart:data-point chart:repeated="31"/>
          </chart:series>
          <chart:series chart:style-name="ch9" chart:values-cell-range-address="Feuille1.C5:Feuille1.C35" chart:label-cell-address="Feuille1.C4:Feuille1.C4" chart:class="chart:scatter">
            <chart:data-point chart:repeated="31"/>
          </chart:series>
          <chart:series chart:style-name="ch10" chart:values-cell-range-address="Feuille1.H5:Feuille1.H35" chart:label-cell-address="Feuille1.H4:Feuille1.H4" chart:class="chart:scatter">
            <chart:data-point chart:repeated="31"/>
          </chart:series>
          <chart:series chart:style-name="ch11" chart:values-cell-range-address="Feuille1.I5:Feuille1.I35" chart:label-cell-address="Feuille1.I4:Feuille1.I4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theo(t)</text:p>
                <draw:g>
                  <svg:desc>Feuille1.B4:Feuille1.B4</svg:desc>
                </draw:g>
              </table:table-cell>
              <table:table-cell office:value-type="string">
                <text:p>y_euler(t)</text:p>
                <draw:g>
                  <svg:desc>Feuille1.C4:Feuille1.C4</svg:desc>
                </draw:g>
              </table:table-cell>
              <table:table-cell office:value-type="string">
                <text:p>y_rk2(t)</text:p>
                <draw:g>
                  <svg:desc>Feuille1.H4:Feuille1.H4</svg:desc>
                </draw:g>
              </table:table-cell>
              <table:table-cell office:value-type="string">
                <text:p>y_rk4(t)</text:p>
                <draw:g>
                  <svg:desc>Feuille1.I4:Feuille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5:Feuille1.A35</svg:desc>
                </draw:g>
              </table:table-cell>
              <table:table-cell office:value-type="float" office:value="1">
                <text:p>1</text:p>
                <draw:g>
                  <svg:desc>Feuille1.B5:Feuille1.B35</svg:desc>
                </draw:g>
              </table:table-cell>
              <table:table-cell office:value-type="float" office:value="1">
                <text:p>1</text:p>
                <draw:g>
                  <svg:desc>Feuille1.C5:Feuille1.C35</svg:desc>
                </draw:g>
              </table:table-cell>
              <table:table-cell office:value-type="float" office:value="1">
                <text:p>1</text:p>
                <draw:g>
                  <svg:desc>Feuille1.H5:Feuille1.H35</svg:desc>
                </draw:g>
              </table:table-cell>
              <table:table-cell office:value-type="float" office:value="1">
                <text:p>1</text:p>
                <draw:g>
                  <svg:desc>Feuille1.I5:Feuille1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">
                <text:p>0.9</text:p>
              </table:table-cell>
              <table:table-cell office:value-type="float" office:value="0.90975">
                <text:p>0.90975</text:p>
              </table:table-cell>
              <table:table-cell office:value-type="float" office:value="0.90909118633222">
                <text:p>0.90909118633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19">
                <text:p>0.819</text:p>
              </table:table-cell>
              <table:table-cell office:value-type="float" office:value="0.83444772280394">
                <text:p>0.83444772280394</text:p>
              </table:table-cell>
              <table:table-cell office:value-type="float" office:value="0.833333728843072">
                <text:p>0.833333728843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519239">
                <text:p>0.7519239</text:p>
              </table:table-cell>
              <table:table-cell office:value-type="float" office:value="0.77066969421753">
                <text:p>0.77066969421753</text:p>
              </table:table-cell>
              <table:table-cell office:value-type="float" office:value="0.769231205753286">
                <text:p>0.769231205753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95384944860879">
                <text:p>0.695384944860879</text:p>
              </table:table-cell>
              <table:table-cell office:value-type="float" office:value="0.715962166384532">
                <text:p>0.715962166384532</text:p>
              </table:table-cell>
              <table:table-cell office:value-type="float" office:value="0.714286153892761">
                <text:p>0.714286153892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47028922706962">
                <text:p>0.647028922706962</text:p>
              </table:table-cell>
              <table:table-cell office:value-type="float" office:value="0.668520939806293">
                <text:p>0.668520939806293</text:p>
              </table:table-cell>
              <table:table-cell office:value-type="float" office:value="0.666667091065863">
                <text:p>0.666667091065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25">
                <text:p>0.625</text:p>
              </table:table-cell>
              <table:table-cell office:value-type="float" office:value="0.605164280025029">
                <text:p>0.605164280025029</text:p>
              </table:table-cell>
              <table:table-cell office:value-type="float" office:value="0.626990024555097">
                <text:p>0.626990024555097</text:p>
              </table:table-cell>
              <table:table-cell office:value-type="float" office:value="0.625000400949174">
                <text:p>0.625000400949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568541899443208">
                <text:p>0.568541899443208</text:p>
              </table:table-cell>
              <table:table-cell office:value-type="float" office:value="0.590330738314516">
                <text:p>0.590330738314516</text:p>
              </table:table-cell>
              <table:table-cell office:value-type="float" office:value="0.588235668580839">
                <text:p>0.58823566858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36217910300959">
                <text:p>0.536217910300959</text:p>
              </table:table-cell>
              <table:table-cell office:value-type="float" office:value="0.557734105597204">
                <text:p>0.557734105597204</text:p>
              </table:table-cell>
              <table:table-cell office:value-type="float" office:value="0.555555903183214">
                <text:p>0.555555903183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07464945568206">
                <text:p>0.507464945568206</text:p>
              </table:table-cell>
              <table:table-cell office:value-type="float" office:value="0.528560735273575">
                <text:p>0.528560735273575</text:p>
              </table:table-cell>
              <table:table-cell office:value-type="float" office:value="0.526316111264258">
                <text:p>0.526316111264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81712878470152">
                <text:p>0.481712878470152</text:p>
              </table:table-cell>
              <table:table-cell office:value-type="float" office:value="0.502298628077198">
                <text:p>0.502298628077198</text:p>
              </table:table-cell>
              <table:table-cell office:value-type="float" office:value="0.500000297580231">
                <text:p>0.50000029758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458508148741752">
                <text:p>0.458508148741752</text:p>
              </table:table-cell>
              <table:table-cell office:value-type="float" office:value="0.478532975513821">
                <text:p>0.478532975513821</text:p>
              </table:table-cell>
              <table:table-cell office:value-type="float" office:value="0.476190751427543">
                <text:p>0.476190751427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37485176495493">
                <text:p>0.437485176495493</text:p>
              </table:table-cell>
              <table:table-cell office:value-type="float" office:value="0.456924156453946">
                <text:p>0.456924156453946</text:p>
              </table:table-cell>
              <table:table-cell office:value-type="float" office:value="0.454545709340361">
                <text:p>0.454545709340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418345848530164">
                <text:p>0.418345848530164</text:p>
              </table:table-cell>
              <table:table-cell office:value-type="float" office:value="0.437191449237239">
                <text:p>0.437191449237239</text:p>
              </table:table-cell>
              <table:table-cell office:value-type="float" office:value="0.4347828448768">
                <text:p>0.4347828448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0844523631921">
                <text:p>0.400844523631921</text:p>
              </table:table-cell>
              <table:table-cell office:value-type="float" office:value="0.419100799983391">
                <text:p>0.419100799983391</text:p>
              </table:table-cell>
              <table:table-cell office:value-type="float" office:value="0.416666885939091">
                <text:p>0.41666688593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0.384776890419351">
                <text:p>0.384776890419351</text:p>
              </table:table-cell>
              <table:table-cell office:value-type="float" office:value="0.40245551615091">
                <text:p>0.40245551615091</text:p>
              </table:table-cell>
              <table:table-cell office:value-type="float" office:value="0.400000203925422">
                <text:p>0.400000203925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384615384615384">
                <text:p>0.384615384615384</text:p>
              </table:table-cell>
              <table:table-cell office:value-type="float" office:value="0.369971564879273">
                <text:p>0.369971564879273</text:p>
              </table:table-cell>
              <table:table-cell office:value-type="float" office:value="0.387089100802663">
                <text:p>0.387089100802663</text:p>
              </table:table-cell>
              <table:table-cell office:value-type="float" office:value="0.384615574609041">
                <text:p>0.384615574609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56283668997351">
                <text:p>0.356283668997351</text:p>
              </table:table-cell>
              <table:table-cell office:value-type="float" office:value="0.372859674534563">
                <text:p>0.372859674534563</text:p>
              </table:table-cell>
              <table:table-cell office:value-type="float" office:value="0.370370547706652">
                <text:p>0.370370547706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4358986371793">
                <text:p>0.34358986371793</text:p>
              </table:table-cell>
              <table:table-cell office:value-type="float" office:value="0.359645589437676">
                <text:p>0.359645589437676</text:p>
              </table:table-cell>
              <table:table-cell office:value-type="float" office:value="0.357143022965219">
                <text:p>0.357143022965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344827586206896">
                <text:p>0.344827586206896</text:p>
              </table:table-cell>
              <table:table-cell office:value-type="float" office:value="0.331784464272959">
                <text:p>0.331784464272959</text:p>
              </table:table-cell>
              <table:table-cell office:value-type="float" office:value="0.347341948222272">
                <text:p>0.347341948222272</text:p>
              </table:table-cell>
              <table:table-cell office:value-type="float" office:value="0.34482774153948">
                <text:p>0.3448277415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77637119967">
                <text:p>0.32077637119967</text:p>
              </table:table-cell>
              <table:table-cell office:value-type="float" office:value="0.335857817884521">
                <text:p>0.335857817884521</text:p>
              </table:table-cell>
              <table:table-cell office:value-type="float" office:value="0.333333479092883">
                <text:p>0.333333479092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10486623167667">
                <text:p>0.310486623167667</text:p>
              </table:table-cell>
              <table:table-cell office:value-type="float" office:value="0.325113981487188">
                <text:p>0.325113981487188</text:p>
              </table:table-cell>
              <table:table-cell office:value-type="float" office:value="0.322580782168615">
                <text:p>0.322580782168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3125">
                <text:p>0.3125</text:p>
              </table:table-cell>
              <table:table-cell office:value-type="float" office:value="0.300846428851061">
                <text:p>0.300846428851061</text:p>
              </table:table-cell>
              <table:table-cell office:value-type="float" office:value="0.315041110624017">
                <text:p>0.315041110624017</text:p>
              </table:table-cell>
              <table:table-cell office:value-type="float" office:value="0.312500128990604">
                <text:p>0.312500128990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291795571475817">
                <text:p>0.291795571475817</text:p>
              </table:table-cell>
              <table:table-cell office:value-type="float" office:value="0.305578269531527">
                <text:p>0.305578269531527</text:p>
              </table:table-cell>
              <table:table-cell office:value-type="float" office:value="0.303030424664037">
                <text:p>0.303030424664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283281105922527">
                <text:p>0.283281105922527</text:p>
              </table:table-cell>
              <table:table-cell office:value-type="float" office:value="0.29667168271087">
                <text:p>0.29667168271087</text:p>
              </table:table-cell>
              <table:table-cell office:value-type="float" office:value="0.294117761928527">
                <text:p>0.294117761928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256287425258">
                <text:p>0.275256287425258</text:p>
              </table:table-cell>
              <table:table-cell office:value-type="float" office:value="0.288273713461207">
                <text:p>0.288273713461207</text:p>
              </table:table-cell>
              <table:table-cell office:value-type="float" office:value="0.285714394353463">
                <text:p>0.285714394353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7679685048545">
                <text:p>0.267679685048545</text:p>
              </table:table-cell>
              <table:table-cell office:value-type="float" office:value="0.280342012389744">
                <text:p>0.280342012389744</text:p>
              </table:table-cell>
              <table:table-cell office:value-type="float" office:value="0.277777880667378">
                <text:p>0.277777880667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60514443669776">
                <text:p>0.260514443669776</text:p>
              </table:table-cell>
              <table:table-cell office:value-type="float" office:value="0.272838803796527">
                <text:p>0.272838803796527</text:p>
              </table:table-cell>
              <table:table-cell office:value-type="float" office:value="0.270270367844649">
                <text:p>0.270270367844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3727666133718">
                <text:p>0.253727666133718</text:p>
              </table:table-cell>
              <table:table-cell office:value-type="float" office:value="0.265730284577664">
                <text:p>0.265730284577664</text:p>
              </table:table-cell>
              <table:table-cell office:value-type="float" office:value="0.263157987389006">
                <text:p>0.263157987389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247289893277552">
                <text:p>0.247289893277552</text:p>
              </table:table-cell>
              <table:table-cell office:value-type="float" office:value="0.258986115482615">
                <text:p>0.258986115482615</text:p>
              </table:table-cell>
              <table:table-cell office:value-type="float" office:value="0.256410344496461">
                <text:p>0.25641034449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4117466414583">
                <text:p>0.24117466414583</text:p>
              </table:table-cell>
              <table:table-cell office:value-type="float" office:value="0.25257898858728">
                <text:p>0.25257898858728</text:p>
              </table:table-cell>
              <table:table-cell office:value-type="float" office:value="0.250000083843786">
                <text:p>0.250000083843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5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964cm" svg:y="5.927cm" style:legend-expansion="custom" chartooo:width="2.185cm" chartooo:height="1.594cm" style:legend-expansion-aspect-ratio="1.37076537013802" chart:style-name="ch2"/>
        <chart:plot-area chart:style-name="ch3" table:cell-range-address="Feuille1.A5:Feuille1.A35 Feuille1.J4:Feuille1.L35" chart:data-source-has-labels="row" svg:x="1.331cm" svg:y="0.18cm" svg:width="14.349cm" svg:height="7.659cm">
          <chartooo:coordinate-region svg:x="2.905cm" svg:y="0.379cm" svg:width="12.443cm" svg:height="7.262cm"/>
          <chart:axis chart:dimension="x" chart:name="primary-x" chart:style-name="ch4">
            <chart:title svg:x="8.408cm" svg:y="8.019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err(t)</text:p>
            </chart:title>
            <chart:grid chart:style-name="ch6" chart:class="major"/>
          </chart:axis>
          <chart:series chart:style-name="ch9" chart:values-cell-range-address="Feuille1.J5:Feuille1.J35" chart:label-cell-address="Feuille1.J4:Feuille1.J4" chart:class="chart:scatter">
            <chart:domain table:cell-range-address="Feuille1.A5:Feuille1.A35"/>
            <chart:data-point chart:repeated="31"/>
          </chart:series>
          <chart:series chart:style-name="ch10" chart:values-cell-range-address="Feuille1.K5:Feuille1.K35" chart:label-cell-address="Feuille1.K4:Feuille1.K4" chart:class="chart:scatter">
            <chart:data-point chart:repeated="31"/>
          </chart:series>
          <chart:series chart:style-name="ch11" chart:values-cell-range-address="Feuille1.L5:Feuille1.L35" chart:label-cell-address="Feuille1.L4:Feuille1.L4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euler(t)</text:p>
                <draw:g>
                  <svg:desc>Feuille1.J4:Feuille1.J4</svg:desc>
                </draw:g>
              </table:table-cell>
              <table:table-cell office:value-type="string">
                <text:p>err_rk2(t)</text:p>
                <draw:g>
                  <svg:desc>Feuille1.K4:Feuille1.K4</svg:desc>
                </draw:g>
              </table:table-cell>
              <table:table-cell office:value-type="string">
                <text:p>err_rk4(t)</text:p>
                <draw:g>
                  <svg:desc>Feuille1.L4:Feuille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5:Feuille1.A35</svg:desc>
                </draw:g>
              </table:table-cell>
              <table:table-cell office:value-type="float" office:value="0">
                <text:p>0</text:p>
                <draw:g>
                  <svg:desc>Feuille1.J5:Feuille1.J35</svg:desc>
                </draw:g>
              </table:table-cell>
              <table:table-cell office:value-type="float" office:value="0">
                <text:p>0</text:p>
                <draw:g>
                  <svg:desc>Feuille1.K5:Feuille1.K35</svg:desc>
                </draw:g>
              </table:table-cell>
              <table:table-cell office:value-type="float" office:value="0">
                <text:p>0</text:p>
                <draw:g>
                  <svg:desc>Feuille1.L5:Feuille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00909090909090904">
                <text:p>-0.00909090909090904</text:p>
              </table:table-cell>
              <table:table-cell office:value-type="float" office:value="0.000659090909090998">
                <text:p>0.000659090909090998</text:p>
              </table:table-cell>
              <table:table-cell office:value-type="float" office:value="0.000000277241310575604">
                <text:p>0.000000277241310575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0143333333333334">
                <text:p>-0.0143333333333334</text:p>
              </table:table-cell>
              <table:table-cell office:value-type="float" office:value="0.00111438947060694">
                <text:p>0.00111438947060694</text:p>
              </table:table-cell>
              <table:table-cell office:value-type="float" office:value="0.000000395509738737587">
                <text:p>0.000000395509738737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0173068692307692">
                <text:p>-0.0173068692307692</text:p>
              </table:table-cell>
              <table:table-cell office:value-type="float" office:value="0.00143892498676035">
                <text:p>0.00143892498676035</text:p>
              </table:table-cell>
              <table:table-cell office:value-type="float" office:value="0.000000436522517244242">
                <text:p>0.000000436522517244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0189007694248353">
                <text:p>-0.0189007694248353</text:p>
              </table:table-cell>
              <table:table-cell office:value-type="float" office:value="0.00167645209881773">
                <text:p>0.00167645209881773</text:p>
              </table:table-cell>
              <table:table-cell office:value-type="float" office:value="0.000000439607047098001">
                <text:p>0.000000439607047098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0196377439597044">
                <text:p>-0.0196377439597044</text:p>
              </table:table-cell>
              <table:table-cell office:value-type="float" office:value="0.00185427313962672">
                <text:p>0.00185427313962672</text:p>
              </table:table-cell>
              <table:table-cell office:value-type="float" office:value="0.000000424399195897429">
                <text:p>0.000000424399195897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019835719974971">
                <text:p>-0.019835719974971</text:p>
              </table:table-cell>
              <table:table-cell office:value-type="float" office:value="0.00199002455509656">
                <text:p>0.00199002455509656</text:p>
              </table:table-cell>
              <table:table-cell office:value-type="float" office:value="0.000000400949173862131">
                <text:p>0.000000400949173862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0196933946744393">
                <text:p>-0.0196933946744393</text:p>
              </table:table-cell>
              <table:table-cell office:value-type="float" office:value="0.00209544419686847">
                <text:p>0.00209544419686847</text:p>
              </table:table-cell>
              <table:table-cell office:value-type="float" office:value="0.000000374463192009955">
                <text:p>0.000000374463192009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0193376452545969">
                <text:p>-0.0193376452545969</text:p>
              </table:table-cell>
              <table:table-cell office:value-type="float" office:value="0.00217855004164835">
                <text:p>0.00217855004164835</text:p>
              </table:table-cell>
              <table:table-cell office:value-type="float" office:value="0.000000347627658658922">
                <text:p>0.00000034762765865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0188508439054782">
                <text:p>-0.0188508439054782</text:p>
              </table:table-cell>
              <table:table-cell office:value-type="float" office:value="0.00224494579989065">
                <text:p>0.00224494579989065</text:p>
              </table:table-cell>
              <table:table-cell office:value-type="float" office:value="0.000000321790573964975">
                <text:p>0.00000032179057396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0182871215298482">
                <text:p>-0.0182871215298482</text:p>
              </table:table-cell>
              <table:table-cell office:value-type="float" office:value="0.00229862807719772">
                <text:p>0.00229862807719772</text:p>
              </table:table-cell>
              <table:table-cell office:value-type="float" office:value="0.00000029758023101234">
                <text:p>0.00000029758023101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0176823274487244">
                <text:p>-0.0176823274487244</text:p>
              </table:table-cell>
              <table:table-cell office:value-type="float" office:value="0.00234249932334496">
                <text:p>0.00234249932334496</text:p>
              </table:table-cell>
              <table:table-cell office:value-type="float" office:value="0.000000275237067082212">
                <text:p>0.000000275237067082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0170602780499615">
                <text:p>-0.0170602780499615</text:p>
              </table:table-cell>
              <table:table-cell office:value-type="float" office:value="0.0023787019084916">
                <text:p>0.0023787019084916</text:p>
              </table:table-cell>
              <table:table-cell office:value-type="float" office:value="0.000000254794906784372">
                <text:p>0.000000254794906784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0.0164367601654885">
                <text:p>-0.0164367601654885</text:p>
              </table:table-cell>
              <table:table-cell office:value-type="float" office:value="0.0024088405415868">
                <text:p>0.0024088405415868</text:p>
              </table:table-cell>
              <table:table-cell office:value-type="float" office:value="0.000000236181147639236">
                <text:p>0.000000236181147639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0.0158221430347452">
                <text:p>-0.0158221430347452</text:p>
              </table:table-cell>
              <table:table-cell office:value-type="float" office:value="0.00243413331672432">
                <text:p>0.00243413331672432</text:p>
              </table:table-cell>
              <table:table-cell office:value-type="float" office:value="0.000000219272424661909">
                <text:p>0.00000021927242466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.0152231095806488">
                <text:p>-0.0152231095806488</text:p>
              </table:table-cell>
              <table:table-cell office:value-type="float" office:value="0.00245551615091">
                <text:p>0.00245551615091</text:p>
              </table:table-cell>
              <table:table-cell office:value-type="float" office:value="0.000000203925422326279">
                <text:p>0.000000203925422326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146438197361118">
                <text:p>-0.0146438197361118</text:p>
              </table:table-cell>
              <table:table-cell office:value-type="float" office:value="0.00247371618727882">
                <text:p>0.00247371618727882</text:p>
              </table:table-cell>
              <table:table-cell office:value-type="float" office:value="0.000000189993656918297">
                <text:p>0.000000189993656918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0140867013730194">
                <text:p>-0.0140867013730194</text:p>
              </table:table-cell>
              <table:table-cell office:value-type="float" office:value="0.00248930416419318">
                <text:p>0.00248930416419318</text:p>
              </table:table-cell>
              <table:table-cell office:value-type="float" office:value="0.00000017733628215888">
                <text:p>0.00000017733628215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0135529934249274">
                <text:p>-0.0135529934249274</text:p>
              </table:table-cell>
              <table:table-cell office:value-type="float" office:value="0.00250273229481862">
                <text:p>0.00250273229481862</text:p>
              </table:table-cell>
              <table:table-cell office:value-type="float" office:value="0.000000165822362285795">
                <text:p>0.000000165822362285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0130431219339375">
                <text:p>-0.0130431219339375</text:p>
              </table:table-cell>
              <table:table-cell office:value-type="float" office:value="0.00251436201537519">
                <text:p>0.00251436201537519</text:p>
              </table:table-cell>
              <table:table-cell office:value-type="float" office:value="0.00000015533258329592">
                <text:p>0.00000015533258329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0125569621336636">
                <text:p>-0.0125569621336636</text:p>
              </table:table-cell>
              <table:table-cell office:value-type="float" office:value="0.00252448455118753">
                <text:p>0.00252448455118753</text:p>
              </table:table-cell>
              <table:table-cell office:value-type="float" office:value="0.000000145759549707858">
                <text:p>0.000000145759549707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0120940219936235">
                <text:p>-0.0120940219936235</text:p>
              </table:table-cell>
              <table:table-cell office:value-type="float" office:value="0.00253333632589814">
                <text:p>0.00253333632589814</text:p>
              </table:table-cell>
              <table:table-cell office:value-type="float" office:value="0.000000137007325207161">
                <text:p>0.000000137007325207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0116535711489392">
                <text:p>-0.0116535711489392</text:p>
              </table:table-cell>
              <table:table-cell office:value-type="float" office:value="0.00254111062401685">
                <text:p>0.00254111062401685</text:p>
              </table:table-cell>
              <table:table-cell office:value-type="float" office:value="0.000000128990604586487">
                <text:p>0.000000128990604586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0112347315544859">
                <text:p>-0.0112347315544859</text:p>
              </table:table-cell>
              <table:table-cell office:value-type="float" office:value="0.00254796650122419">
                <text:p>0.00254796650122419</text:p>
              </table:table-cell>
              <table:table-cell office:value-type="float" office:value="0.000000121633733862758">
                <text:p>0.000000121633733862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108365411362963">
                <text:p>-0.0108365411362963</text:p>
              </table:table-cell>
              <table:table-cell office:value-type="float" office:value="0.00255403565204609">
                <text:p>0.00255403565204609</text:p>
              </table:table-cell>
              <table:table-cell office:value-type="float" office:value="0.000000114869703082832">
                <text:p>0.000000114869703082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0104579982890274">
                <text:p>-0.0104579982890274</text:p>
              </table:table-cell>
              <table:table-cell office:value-type="float" office:value="0.00255942774692169">
                <text:p>0.00255942774692169</text:p>
              </table:table-cell>
              <table:table-cell office:value-type="float" office:value="0.000000108639177431868">
                <text:p>0.000000108639177431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100980927292331">
                <text:p>-0.0100980927292331</text:p>
              </table:table-cell>
              <table:table-cell office:value-type="float" office:value="0.00256423461196648">
                <text:p>0.00256423461196648</text:p>
              </table:table-cell>
              <table:table-cell office:value-type="float" office:value="0.000000102889600006595">
                <text:p>0.000000102889600006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097558266004944">
                <text:p>-0.0097558266004944</text:p>
              </table:table-cell>
              <table:table-cell office:value-type="float" office:value="0.00256853352625669">
                <text:p>0.00256853352625669</text:p>
              </table:table-cell>
              <table:table-cell office:value-type="float" office:value="0.0000000975743792430706">
                <text:p>0.0000000975743792430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00943022860312354">
                <text:p>-0.00943022860312354</text:p>
              </table:table-cell>
              <table:table-cell office:value-type="float" office:value="0.00257238984082159">
                <text:p>0.00257238984082159</text:p>
              </table:table-cell>
              <table:table-cell office:value-type="float" office:value="0.0000000926521642741207">
                <text:p>0.000000092652164274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0091203631327042">
                <text:p>-0.0091203631327042</text:p>
              </table:table-cell>
              <table:table-cell office:value-type="float" office:value="0.00257585907235913">
                <text:p>0.00257585907235913</text:p>
              </table:table-cell>
              <table:table-cell office:value-type="float" office:value="0.0000000880862042751396">
                <text:p>0.0000000880862042751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00882533585417006">
                <text:p>-0.00882533585417006</text:p>
              </table:table-cell>
              <table:table-cell office:value-type="float" office:value="0.00257898858728056">
                <text:p>0.00257898858728056</text:p>
              </table:table-cell>
              <table:table-cell office:value-type="float" office:value="0.0000000838437857475505">
                <text:p>0.0000000838437857475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